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5.9278in" fo:margin-left="-0.075in" fo:margin-top="0in" fo:margin-bottom="0in" table:align="left" style:writing-mode="lr-tb"/>
    </style:style>
    <style:style style:name="Table1.A" style:family="table-column">
      <style:table-column-properties style:column-width="1.4306in"/>
    </style:style>
    <style:style style:name="Table1.B" style:family="table-column">
      <style:table-column-properties style:column-width="4.4965in"/>
    </style:style>
    <style:style style:name="Table1.1" style:family="table-row">
      <style:table-row-properties fo:keep-together="auto"/>
    </style:style>
    <style:style style:name="Table1.A1" style:family="table-cell">
      <style:table-cell-properties style:vertical-align="bottom" fo:padding-left="0.075in" fo:padding-right="0.075in" fo:padding-top="0in" fo:padding-bottom="0in" fo:border-left="none" fo:border-right="none" fo:border-top="none" fo:border-bottom="0.5pt solid #000000"/>
    </style:style>
    <style:style style:name="Table1.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A10" style:family="table-cell">
      <style:table-cell-properties style:vertical-align="bottom" fo:padding-left="0.075in" fo:padding-right="0.075in" fo:padding-top="0in" fo:padding-bottom="0in" fo:border-left="none" fo:border-right="none" fo:border-top="0.5pt solid #000000" fo:border-bottom="none"/>
    </style:style>
    <style:style style:name="Table2" style:family="table">
      <style:table-properties style:width="5.2in" fo:margin-left="-0.075in" fo:margin-top="0in" fo:margin-bottom="0in" table:align="left" style:writing-mode="lr-tb"/>
    </style:style>
    <style:style style:name="Table2.A" style:family="table-column">
      <style:table-column-properties style:column-width="1.8028in"/>
    </style:style>
    <style:style style:name="Table2.B" style:family="table-column">
      <style:table-column-properties style:column-width="1.4924in"/>
    </style:style>
    <style:style style:name="Table2.C" style:family="table-column">
      <style:table-column-properties style:column-width="1.904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2.A3" style:family="table-cell">
      <style:table-cell-properties style:vertical-align="" fo:padding-left="0.075in" fo:padding-right="0.075in" fo:padding-top="0in" fo:padding-bottom="0in" fo:border-left="none" fo:border-right="none" fo:border-top="0.5pt solid #000000" fo:border-bottom="0.5pt solid #000000"/>
    </style:style>
    <style:style style:name="Table2.A11"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4.7in" fo:margin-left="-0.075in" fo:margin-top="0in" fo:margin-bottom="0in" table:align="left" style:writing-mode="lr-tb"/>
    </style:style>
    <style:style style:name="Table3.A" style:family="table-column">
      <style:table-column-properties style:column-width="1.4382in"/>
    </style:style>
    <style:style style:name="Table3.B" style:family="table-column">
      <style:table-column-properties style:column-width="0.9201in"/>
    </style:style>
    <style:style style:name="Table3.C" style:family="table-column">
      <style:table-column-properties style:column-width="1.3653in"/>
    </style:style>
    <style:style style:name="Table3.D" style:family="table-column">
      <style:table-column-properties style:column-width="0.9757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6"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4.0799in" fo:margin-left="-0.075in" fo:margin-top="0in" fo:margin-bottom="0in" table:align="left" style:writing-mode="lr-tb"/>
    </style:style>
    <style:style style:name="Table4.A" style:family="table-column">
      <style:table-column-properties style:column-width="2.6208in"/>
    </style:style>
    <style:style style:name="Table4.B" style:family="table-column">
      <style:table-column-properties style:column-width="1.4583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9"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5.2486in" fo:margin-left="-0.075in" fo:margin-top="0in" fo:margin-bottom="0in" table:align="left" style:writing-mode="lr-tb"/>
    </style:style>
    <style:style style:name="Table5.A" style:family="table-column">
      <style:table-column-properties style:column-width="3.7556in"/>
    </style:style>
    <style:style style:name="Table5.B" style:family="table-column">
      <style:table-column-properties style:column-width="1.4924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7"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7.15in" fo:margin-left="-0.075in" fo:margin-top="0in" fo:margin-bottom="0in" table:align="left" style:writing-mode="lr-tb"/>
    </style:style>
    <style:style style:name="Table6.A" style:family="table-column">
      <style:table-column-properties style:column-width="0.5201in"/>
    </style:style>
    <style:style style:name="Table6.B" style:family="table-column">
      <style:table-column-properties style:column-width="6.6292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B1" style:family="table-cell">
      <style:table-cell-properties style:vertical-align="bottom"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5"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6.A9"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7.15in" fo:margin-left="-0.075in" fo:margin-top="0in" fo:margin-bottom="0in" table:align="left" style:writing-mode="lr-tb"/>
    </style:style>
    <style:style style:name="Table7.A" style:family="table-column">
      <style:table-column-properties style:column-width="1.2229in"/>
    </style:style>
    <style:style style:name="Table7.B" style:family="table-column">
      <style:table-column-properties style:column-width="5.9264in"/>
    </style:style>
    <style:style style:name="Table7.1" style:family="table-row">
      <style:table-row-properties fo:keep-together="auto"/>
    </style:style>
    <style:style style:name="Table7.A1" style:family="table-cell">
      <style:table-cell-properties style:vertical-align="bottom" fo:padding-left="0.075in" fo:padding-right="0.075in" fo:padding-top="0in" fo:padding-bottom="0in" fo:border-left="none" fo:border-right="none" fo:border-top="none" fo:border-bottom="0.5pt solid #000000"/>
    </style:style>
    <style:style style:name="Table7.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7.A5" style:family="table-cell">
      <style:table-cell-properties style:vertical-align="bottom" fo:padding-left="0.075in" fo:padding-right="0.075in" fo:padding-top="0in" fo:padding-bottom="0in" fo:border-left="none" fo:border-right="none" fo:border-top="0.5pt solid #000000" fo:border-bottom="none"/>
    </style:style>
    <style:style style:name="Table8" style:family="table">
      <style:table-properties style:width="7.15in" fo:margin-left="-0.075in" fo:margin-top="0in" fo:margin-bottom="0in" table:align="left" style:writing-mode="lr-tb"/>
    </style:style>
    <style:style style:name="Table8.A" style:family="table-column">
      <style:table-column-properties style:column-width="1.7382in"/>
    </style:style>
    <style:style style:name="Table8.B" style:family="table-column">
      <style:table-column-properties style:column-width="5.4111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13" style:family="table-row">
      <style:table-row-properties fo:keep-together="always"/>
    </style:style>
    <style:style style:name="Table8.A16"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6.3979in" fo:margin-left="-0.075in" fo:margin-top="0in" fo:margin-bottom="0in" table:align="left" style:writing-mode="lr-tb"/>
    </style:style>
    <style:style style:name="Table9.A" style:family="table-column">
      <style:table-column-properties style:column-width="4.0542in"/>
    </style:style>
    <style:style style:name="Table9.B" style:family="table-column">
      <style:table-column-properties style:column-width="1.2035in"/>
    </style:style>
    <style:style style:name="Table9.C" style:family="table-column">
      <style:table-column-properties style:column-width="1.1403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18" style:family="table-row">
      <style:table-row-properties fo:keep-together="always"/>
    </style:style>
    <style:style style:name="Table9.A19"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4.8715in" fo:margin-left="-0.075in" fo:margin-top="0in" fo:margin-bottom="0in" table:align="left" style:writing-mode="lr-tb"/>
    </style:style>
    <style:style style:name="Table10.A" style:family="table-column">
      <style:table-column-properties style:column-width="1.041in"/>
    </style:style>
    <style:style style:name="Table10.B" style:family="table-column">
      <style:table-column-properties style:column-width="0.8528in"/>
    </style:style>
    <style:style style:name="Table10.C" style:family="table-column">
      <style:table-column-properties style:column-width="0.7986in"/>
    </style:style>
    <style:style style:name="Table10.D" style:family="table-column">
      <style:table-column-properties style:column-width="0.7979in"/>
    </style:style>
    <style:style style:name="Table10.E" style:family="table-column">
      <style:table-column-properties style:column-width="0.7833in"/>
    </style:style>
    <style:style style:name="Table10.F" style:family="table-column">
      <style:table-column-properties style:column-width="0.5972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A7"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5.2806in" fo:margin-left="-0.075in" fo:margin-top="0in" fo:margin-bottom="0in" table:align="left" style:writing-mode="lr-tb"/>
    </style:style>
    <style:style style:name="Table11.A" style:family="table-column">
      <style:table-column-properties style:column-width="0.7597in"/>
    </style:style>
    <style:style style:name="Table11.B" style:family="table-column">
      <style:table-column-properties style:column-width="1.6201in"/>
    </style:style>
    <style:style style:name="Table11.C" style:family="table-column">
      <style:table-column-properties style:column-width="2.9007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A2" style:family="table-cell">
      <style:table-cell-properties style:vertical-align="" fo:padding-left="0.075in" fo:padding-right="0.075in" fo:padding-top="0in" fo:padding-bottom="0in" fo:border-left="none" fo:border-right="none" fo:border-top="0.5pt solid #000000" fo:border-bottom="0.5pt solid #000000"/>
    </style:style>
    <style:style style:name="Table11.A6"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6.4313in" fo:margin-left="-0.075in" fo:margin-top="0in" fo:margin-bottom="0in" table:align="left" style:writing-mode="lr-tb"/>
    </style:style>
    <style:style style:name="Table12.A" style:family="table-column">
      <style:table-column-properties style:column-width="0.6278in"/>
    </style:style>
    <style:style style:name="Table12.B" style:family="table-column">
      <style:table-column-properties style:column-width="0.7722in"/>
    </style:style>
    <style:style style:name="Table12.C" style:family="table-column">
      <style:table-column-properties style:column-width="1.4021in"/>
    </style:style>
    <style:style style:name="Table12.D" style:family="table-column">
      <style:table-column-properties style:column-width="3.6285in"/>
    </style:style>
    <style:style style:name="Table12.1" style:family="table-row">
      <style:table-row-properties fo:keep-together="auto"/>
    </style:style>
    <style:style style:name="Table12.A1" style:family="table-cell">
      <style:table-cell-properties style:vertical-align="bottom" fo:padding-left="0.075in" fo:padding-right="0.075in" fo:padding-top="0in" fo:padding-bottom="0in" fo:border-left="none" fo:border-right="none" fo:border-top="none" fo:border-bottom="0.5pt solid #000000"/>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6" style:family="table-row">
      <style:table-row-properties fo:keep-together="always"/>
    </style:style>
    <style:style style:name="Table12.A6"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3.575in" fo:margin-left="-0.075in" fo:margin-top="0in" fo:margin-bottom="0in" table:align="left" style:writing-mode="lr-tb"/>
    </style:style>
    <style:style style:name="Table13.A" style:family="table-column">
      <style:table-column-properties style:column-width="2.325in"/>
    </style:style>
    <style:style style:name="Table13.B" style:family="table-column">
      <style:table-column-properties style:column-width="1.2493in"/>
    </style:style>
    <style:style style:name="Table13.1" style:family="table-row">
      <style:table-row-properties fo:keep-together="auto"/>
    </style:style>
    <style:style style:name="Table13.A1" style:family="table-cell">
      <style:table-cell-properties style:vertical-align="bottom" fo:padding-left="0.075in" fo:padding-right="0.075in" fo:padding-top="0in" fo:padding-bottom="0in" fo:border-left="none" fo:border-right="none" fo:border-top="none" fo:border-bottom="0.5pt solid #000000"/>
    </style:style>
    <style:style style:name="Table13.B1" style:family="table-cell">
      <style:table-cell-properties style:vertical-align="" fo:padding-left="0.075in" fo:padding-right="0.075in" fo:padding-top="0in" fo:padding-bottom="0in" fo:border-left="none" fo:border-right="none" fo:border-top="none" fo:border-bottom="0.5pt solid #000000"/>
    </style:style>
    <style:style style:name="Table13.A2" style:family="table-cell">
      <style:table-cell-properties style:vertical-align="" fo:padding-left="0.075in" fo:padding-right="0.075in" fo:padding-top="0in" fo:padding-bottom="0in" fo:border-left="none" fo:border-right="none" fo:border-top="0.5pt solid #000000" fo:border-bottom="0.5pt solid #000000"/>
    </style:style>
    <style:style style:name="Table13.6" style:family="table-row">
      <style:table-row-properties fo:keep-together="always"/>
    </style:style>
    <style:style style:name="Table13.A7" style:family="table-cell">
      <style:table-cell-properties style:vertical-align="" fo:padding-left="0.075in" fo:padding-right="0.075in" fo:padding-top="0in" fo:padding-bottom="0in" fo:border-left="none" fo:border-right="none" fo:border-top="0.5pt solid #000000" fo:border-bottom="none"/>
    </style:style>
    <style:style style:name="Table14" style:family="table">
      <style:table-properties style:width="2.316in" fo:margin-left="-0.075in" fo:margin-top="0in" fo:margin-bottom="0in" table:align="left" style:writing-mode="lr-tb"/>
    </style:style>
    <style:style style:name="Table14.A" style:family="table-column">
      <style:table-column-properties style:column-width="1.3069in"/>
    </style:style>
    <style:style style:name="Table14.B" style:family="table-column">
      <style:table-column-properties style:column-width="1.0083in"/>
    </style:style>
    <style:style style:name="Table14.1" style:family="table-row">
      <style:table-row-properties fo:keep-together="auto"/>
    </style:style>
    <style:style style:name="Table14.A1" style:family="table-cell">
      <style:table-cell-properties style:vertical-align="bottom" fo:padding-left="0.075in" fo:padding-right="0.075in" fo:padding-top="0in" fo:padding-bottom="0in" fo:border-left="none" fo:border-right="none" fo:border-top="none" fo:border-bottom="0.5pt solid #000000"/>
    </style:style>
    <style:style style:name="Table14.B1" style:family="table-cell">
      <style:table-cell-properties style:vertical-align="" fo:padding-left="0.075in" fo:padding-right="0.075in" fo:padding-top="0in" fo:padding-bottom="0in" fo:border-left="none" fo:border-right="none" fo:border-top="none" fo:border-bottom="0.5pt solid #000000"/>
    </style:style>
    <style:style style:name="Table14.A2" style:family="table-cell">
      <style:table-cell-properties style:vertical-align="" fo:padding-left="0.075in" fo:padding-right="0.075in" fo:padding-top="0in" fo:padding-bottom="0in" fo:border-left="none" fo:border-right="none" fo:border-top="0.5pt solid #000000" fo:border-bottom="0.5pt solid #000000"/>
    </style:style>
    <style:style style:name="Table14.A5" style:family="table-cell">
      <style:table-cell-properties style:vertical-align="" fo:padding-left="0.075in" fo:padding-right="0.075in" fo:padding-top="0in" fo:padding-bottom="0in" fo:border-left="none" fo:border-right="none" fo:border-top="0.5pt solid #000000" fo:border-bottom="none"/>
    </style:style>
    <style:style style:name="Table15" style:family="table">
      <style:table-properties style:width="4.575in" fo:margin-left="-0.075in" fo:margin-top="0in" fo:margin-bottom="0in" table:align="left" style:writing-mode="lr-tb"/>
    </style:style>
    <style:style style:name="Table15.A" style:family="table-column">
      <style:table-column-properties style:column-width="2.575in"/>
    </style:style>
    <style:style style:name="Table15.B" style:family="table-column">
      <style:table-column-properties style:column-width="1.9993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0"/>
    </style:style>
    <style:style style:name="Table15.A2" style:family="table-cell">
      <style:table-cell-properties style:vertical-align="" fo:padding-left="0.075in" fo:padding-right="0.075in" fo:padding-top="0in" fo:padding-bottom="0in" fo:border-left="none" fo:border-right="none" fo:border-top="0.5pt solid #000000" fo:border-bottom="0.5pt solid #000000"/>
    </style:style>
    <style:style style:name="Table15.A8" style:family="table-cell">
      <style:table-cell-properties style:vertical-align="" fo:padding-left="0.075in" fo:padding-right="0.075in" fo:padding-top="0in" fo:padding-bottom="0in" fo:border-left="none" fo:border-right="none" fo:border-top="0.5pt solid #000000" fo:border-bottom="none"/>
    </style:style>
    <style:style style:name="Table16" style:family="table">
      <style:table-properties style:width="3.95in" fo:margin-left="-0.075in" fo:margin-top="0in" fo:margin-bottom="0in" table:align="left" style:writing-mode="lr-tb"/>
    </style:style>
    <style:style style:name="Table16.A" style:family="table-column">
      <style:table-column-properties style:column-width="2.7028in"/>
    </style:style>
    <style:style style:name="Table16.B" style:family="table-column">
      <style:table-column-properties style:column-width="1.2465in"/>
    </style:style>
    <style:style style:name="Table16.1" style:family="table-row">
      <style:table-row-properties fo:keep-together="auto"/>
    </style:style>
    <style:style style:name="Table16.A1" style:family="table-cell">
      <style:table-cell-properties style:vertical-align="bottom" fo:padding-left="0.075in" fo:padding-right="0.075in" fo:padding-top="0in" fo:padding-bottom="0in" fo:border-left="none" fo:border-right="none" fo:border-top="none" fo:border-bottom="0.5pt solid #000000"/>
    </style:style>
    <style:style style:name="Table16.B1" style:family="table-cell">
      <style:table-cell-properties style:vertical-align="" fo:padding-left="0.075in" fo:padding-right="0.075in" fo:padding-top="0in" fo:padding-bottom="0in" fo:border-left="none" fo:border-right="none" fo:border-top="none" fo:border-bottom="0.5pt solid #000000"/>
    </style:style>
    <style:style style:name="Table16.A2" style:family="table-cell">
      <style:table-cell-properties style:vertical-align="" fo:padding-left="0.075in" fo:padding-right="0.075in" fo:padding-top="0in" fo:padding-bottom="0in" fo:border-left="none" fo:border-right="none" fo:border-top="0.5pt solid #000000" fo:border-bottom="0.5pt solid #000000"/>
    </style:style>
    <style:style style:name="Table16.A8" style:family="table-cell">
      <style:table-cell-properties style:vertical-align="" fo:padding-left="0.075in" fo:padding-right="0.075in" fo:padding-top="0in" fo:padding-bottom="0in" fo:border-left="none" fo:border-right="none" fo:border-top="0.5pt solid #000000" fo:border-bottom="none"/>
    </style:style>
    <style:style style:name="Table17" style:family="table">
      <style:table-properties style:width="3.7063in" fo:margin-left="-0.075in" fo:margin-top="0in" fo:margin-bottom="0in" table:align="left" style:writing-mode="lr-tb"/>
    </style:style>
    <style:style style:name="Table17.A" style:family="table-column">
      <style:table-column-properties style:column-width="2.3444in"/>
    </style:style>
    <style:style style:name="Table17.B" style:family="table-column">
      <style:table-column-properties style:column-width="1.3611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0"/>
    </style:style>
    <style:style style:name="Table17.A2" style:family="table-cell">
      <style:table-cell-properties style:vertical-align="" fo:padding-left="0.075in" fo:padding-right="0.075in" fo:padding-top="0in" fo:padding-bottom="0in" fo:border-left="none" fo:border-right="none" fo:border-top="0.5pt solid #000000" fo:border-bottom="0.5pt solid #000000"/>
    </style:style>
    <style:style style:name="Table17.A7" style:family="table-cell">
      <style:table-cell-properties style:vertical-align="" fo:padding-left="0.075in" fo:padding-right="0.075in" fo:padding-top="0in" fo:padding-bottom="0in" fo:border-left="none" fo:border-right="none" fo:border-top="0.5pt solid #000000" fo:border-bottom="none"/>
    </style:style>
    <style:style style:name="Table18" style:family="table">
      <style:table-properties style:width="3.3819in" fo:margin-left="-0.075in" fo:margin-top="0in" fo:margin-bottom="0in" table:align="left" style:writing-mode="lr-tb"/>
    </style:style>
    <style:style style:name="Table18.A" style:family="table-column">
      <style:table-column-properties style:column-width="1.2535in"/>
    </style:style>
    <style:style style:name="Table18.B" style:family="table-column">
      <style:table-column-properties style:column-width="0.4549in"/>
    </style:style>
    <style:style style:name="Table18.D" style:family="table-column">
      <style:table-column-properties style:column-width="0.4194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0"/>
    </style:style>
    <style:style style:name="Table18.A2" style:family="table-cell">
      <style:table-cell-properties style:vertical-align="" fo:padding-left="0.075in" fo:padding-right="0.075in" fo:padding-top="0in" fo:padding-bottom="0in" fo:border-left="none" fo:border-right="none" fo:border-top="0.5pt solid #000000" fo:border-bottom="0.5pt solid #000000"/>
    </style:style>
    <style:style style:name="Table18.A5"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1" style:list-style-name="">
      <style:paragraph-properties fo:margin-left="0in" fo:margin-right="0in" fo:text-indent="0in" style:auto-text-indent="false">
        <style:tab-stops/>
      </style:paragraph-properties>
    </style:style>
    <style:style style:name="P2" style:family="paragraph" style:parent-style-name="Heading_20_3">
      <style:paragraph-properties fo:margin-left="0in" fo:margin-right="0in" fo:text-indent="0in" style:auto-text-indent="false">
        <style:tab-stops/>
      </style:paragraph-properties>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indent="0in" style:auto-text-indent="false">
        <style:tab-stops/>
      </style:paragraph-properties>
    </style:style>
    <style:style style:name="P5" style:family="paragraph" style:parent-style-name="Text_20_body">
      <style:paragraph-properties fo:margin-left="0in" fo:margin-right="0in" fo:text-indent="0in" style:auto-text-indent="false"/>
      <style:text-properties style:use-window-font-color="true" style:font-name="Times New Roman" fo:font-size="10pt" style:font-size-asian="10pt"/>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style:use-window-font-color="true" style:font-name="Times New Roman" fo:font-size="18pt" style:font-size-asian="18pt"/>
    </style:style>
    <style:style style:name="P8"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9" style:family="paragraph" style:parent-style-name="Standard">
      <style:paragraph-properties fo:margin-left="0in" fo:margin-right="0in" fo:text-indent="0in" style:auto-text-indent="false">
        <style:tab-stops/>
      </style:paragraph-properties>
      <style:text-properties style:use-window-font-color="true" style:font-name="Times New Roman" fo:font-size="10pt" style:font-size-asian="10pt"/>
    </style:style>
    <style:style style:name="P10" style:family="paragraph" style:parent-style-name="Standard">
      <style:paragraph-properties fo:margin-left="0in" fo:margin-right="0in" fo:text-indent="0in" style:auto-text-indent="false"/>
      <style:text-properties style:use-window-font-color="true" style:font-name="Times New Roman" fo:font-size="10pt" fo:font-weight="bold" style:font-size-asian="10pt" style:font-weight-asian="bold"/>
    </style:style>
    <style:style style:name="P11" style:family="paragraph" style:parent-style-name="Standard">
      <style:paragraph-properties fo:margin-left="0in" fo:margin-right="0in" fo:text-indent="0in" style:auto-text-indent="false">
        <style:tab-stops/>
      </style:paragraph-properties>
      <style:text-properties style:use-window-font-color="true" style:font-name="Times New Roman" fo:font-size="10pt" fo:font-weight="bold" style:font-size-asian="10pt" style:font-weight-asian="bold"/>
    </style:style>
    <style:style style:name="P12" style:family="paragraph" style:parent-style-name="Standard">
      <style:paragraph-properties fo:margin-left="0in" fo:margin-right="0in" fo:text-indent="0in" style:auto-text-indent="false"/>
      <style:text-properties style:use-window-font-color="true" style:font-name="Times New Roman" fo:font-size="10pt" fo:font-style="italic" style:font-size-asian="10pt" style:font-style-asian="italic"/>
    </style:style>
    <style:style style:name="P13" style:family="paragraph" style:parent-style-name="Standard">
      <style:paragraph-properties fo:margin-left="0in" fo:margin-right="0in" fo:text-indent="0in" style:auto-text-indent="false"/>
      <style:text-properties style:use-window-font-color="true" style:font-name="Times New Roman"/>
    </style:style>
    <style:style style:name="P14" style:family="paragraph" style:parent-style-name="Standard">
      <style:paragraph-properties fo:margin-left="0in" fo:margin-right="0in" fo:text-indent="0in" style:auto-text-indent="false">
        <style:tab-stops/>
      </style:paragraph-properties>
    </style:style>
    <style:style style:name="P15" style:family="paragraph" style:parent-style-name="Standard">
      <style:paragraph-properties fo:margin-left="0in" fo:margin-right="0in" fo:text-align="center" style:justify-single-word="false" fo:text-indent="0in" style:auto-text-indent="false"/>
    </style:style>
    <style:style style:name="P16" style:family="paragraph" style:parent-style-name="Standard">
      <style:paragraph-properties fo:margin-left="0in" fo:margin-right="0in" fo:text-align="center" style:justify-single-word="false" fo:text-indent="0in" style:auto-text-indent="false">
        <style:tab-stops/>
      </style:paragraph-properties>
    </style:style>
    <style:style style:name="P17" style:family="paragraph" style:parent-style-name="Standard">
      <style:paragraph-properties fo:margin-left="0in" fo:margin-right="0in" fo:text-align="start" style:justify-single-word="false" fo:text-indent="0in" style:auto-text-indent="false">
        <style:tab-stops/>
      </style:paragraph-properties>
    </style:style>
    <style:style style:name="P18" style:family="paragraph" style:parent-style-name="Heading_20_2" style:list-style-name="">
      <style:paragraph-properties fo:margin-left="0in" fo:margin-right="0in" fo:text-indent="0in" style:auto-text-indent="false">
        <style:tab-stops/>
      </style:paragraph-properties>
    </style:style>
    <style:style style:name="P19" style:family="paragraph" style:parent-style-name="Body_20_Text_20_2">
      <style:paragraph-properties fo:margin-left="0in" fo:margin-right="0in" fo:text-indent="0in" style:auto-text-indent="false"/>
    </style:style>
    <style:style style:name="P20" style:family="paragraph" style:parent-style-name="Body_20_Text_20_3">
      <style:paragraph-properties fo:margin-left="0in" fo:margin-right="0in" fo:text-indent="0in" style:auto-text-indent="false"/>
    </style:style>
    <style:style style:name="P21" style:family="paragraph" style:parent-style-name="Heading_20_6">
      <style:paragraph-properties fo:margin-left="0in" fo:margin-right="0in" fo:text-indent="0in" style:auto-text-indent="false">
        <style:tab-stops/>
      </style:paragraph-properties>
    </style:style>
    <style:style style:name="P22" style:family="paragraph" style:parent-style-name="Preformatted" style:master-page-name="Standard">
      <style:paragraph-properties fo:margin-left="0in" fo:margin-right="0in" fo:orphans="2" fo:widows="2" fo:text-indent="0in" style:auto-text-indent="false" style:page-number="auto"/>
    </style:style>
    <style:style style:name="P23" style:family="paragraph" style:parent-style-name="Heading_20_5">
      <style:paragraph-properties fo:margin-left="0in" fo:margin-right="0in" fo:text-indent="0in" style:auto-text-indent="false"/>
    </style:style>
    <style:style style:name="P24" style:family="paragraph" style:parent-style-name="Heading_20_5">
      <style:paragraph-properties fo:margin-left="0in" fo:margin-right="0in" fo:text-align="center" style:justify-single-word="false" fo:text-indent="0in" style:auto-text-indent="false">
        <style:tab-stops/>
      </style:paragraph-properties>
    </style:style>
    <style:style style:name="P25" style:family="paragraph" style:parent-style-name="Heading_20_5">
      <style:paragraph-properties fo:margin-left="0in" fo:margin-right="0in"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use-window-font-color="true" style:font-name="Times New Roman" fo:font-size="18pt" style:font-size-asian="18pt"/>
    </style:style>
    <style:style style:name="T4" style:family="text">
      <style:text-properties style:use-window-font-color="true" style:font-name="Times New Roman" fo:font-size="10pt" style:font-size-asian="10pt"/>
    </style:style>
    <style:style style:name="T5" style:family="text">
      <style:text-properties style:use-window-font-color="true" style:font-name="Times New Roman" fo:font-size="10pt" fo:font-weight="bold" style:font-size-asian="10pt" style:font-weight-asian="bold"/>
    </style:style>
    <style:style style:name="T6" style:family="text">
      <style:text-properties style:use-window-font-color="true" style:font-name="Times New Roman" fo:font-size="10pt" fo:font-style="italic" style:font-size-asian="10pt" style:font-style-asian="italic"/>
    </style:style>
    <style:style style:name="T7" style:family="text">
      <style:text-properties style:use-window-font-color="true" style:font-name="Times New Roman"/>
    </style:style>
    <style:style style:name="T8" style:family="text">
      <style:text-properties style:use-window-font-color="true" style:text-position="super 58%" style:font-name="Times New Roman" fo:font-size="10pt" style:font-size-asian="10pt"/>
    </style:style>
    <style:style style:name="T9" style:family="text">
      <style:text-properties style:use-window-font-color="true" style:text-position="super 58%" style:font-name="Times New Roman" fo:font-size="10pt" fo:font-weight="bold" style:font-size-asian="10pt" style:font-weight-asian="bold"/>
    </style:style>
    <style:style style:name="T10" style:family="text">
      <style:text-properties style:use-window-font-color="true" style:text-position="super 58%" style:font-name="Times New Roman"/>
    </style:style>
    <style:style style:name="T11"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This material is Open Game Content, and is licensed for public use under the terms of the Open Game License v1.0a.</text:span></text:p>
      <text:p text:style-name="P6"><text:span text:style-name="T3">SKILLS I</text:span></text:p>
      <text:p text:style-name="P7"/>
      <text:p text:style-name="P6"><text:span text:style-name="T3">SKILLS SUMMARY</text:span></text:p>
      <text:p text:style-name="P6"><text:span text:style-name="T4">If you buy a class skill, your character gets 1 rank (equal to a +1 bonus on checks with that skill) for each skill point. If you buy other classes’ skills (cross-class skills), you get 1/2 rank per skill point.</text:span></text:p>
      <text:p text:style-name="P6"><text:span text:style-name="T4">Your maximum rank in a class skill is your character level + 3.</text:span></text:p>
      <text:p text:style-name="P6"><text:span text:style-name="T4">Your maximum rank in a cross-class skill is one-half of this number (do not round up or down).</text:span></text:p>
      <text:p text:style-name="P6"><text:span text:style-name="T5">Using Skills:</text:span><text:span text:style-name="T4"> To make a skill check, roll: 1d20 + skill modifier (Skill modifier = skill rank + ability modifier + miscellaneous modifiers)</text:span></text:p>
      <text:p text:style-name="P6"><text:span text:style-name="T4">This roll works just like an attack roll or a saving throw— the higher the roll, the better. Either you’re trying to match or exceed a certain Difficulty Class (DC), or you’re trying to beat another character’s check result.</text:span></text:p>
      <text:p text:style-name="P6"><text:span text:style-name="T5">Skill Ranks:</text:span><text:span text:style-name="T4"> A character’s number of ranks in a skill is based on how many skill points a character has invested in a skill. Many skills can be used even if the character has no ranks in them; doing this is called making an untrained skill check.</text:span></text:p>
      <text:p text:style-name="P6"><text:span text:style-name="T5">Ability Modifier:</text:span><text:span text:style-name="T4"> The ability modifier used in a skill check is the modifier for the skill’s key ability (the ability associated with the skill’s use). The key ability of each skill is noted in its description.</text:span></text:p>
      <text:p text:style-name="P6"><text:span text:style-name="T5">Miscellaneous Modifiers:</text:span><text:span text:style-name="T4"> Miscellaneous modifiers include racial bonuses, armor check penalties, and bonuses provided by feats, among others.</text:span></text:p>
      <text:p text:style-name="P8"/>
      <text:p text:style-name="P6"><text:span text:style-name="T4">Each skill point you spend on a class skill gets you 1 rank in that skill. Class skills are the skills found on your character’s class skill list. Each skill point you spend on a cross-class skill gets your character 1/2 rank in that skill. Cross-class skills are skills not found on your character’s class skill list. (Half ranks do not improve your skill check, but two 1/2 ranks make 1 rank.) You can’t save skill points to spend later.</text:span></text:p>
      <text:p text:style-name="P6"><text:span text:style-name="T4">The maximum rank in a class skill is the character’s level + 3. If it’s a cross-class skill, the maximum rank is half of that number (do not round up or down).</text:span></text:p>
      <text:p text:style-name="P6"><text:span text:style-name="T4">Regardless of whether a skill is purchased as a class skill or a cross-class skill, if it is a class skill for any of your classes, your maximum rank equals your total character level + 3.</text:span></text:p>
      <text:p text:style-name="P7"/>
      <text:p text:style-name="P6"><text:span text:style-name="T3">USING SKILLS</text:span></text:p>
      <text:p text:style-name="P19"><text:span text:style-name="T1">When your character uses a skill, you make a skill check to see how well he or she does. The higher the result of the skill check, the better. Based on the circumstances, your result must match or beat a particular number (a DC or the result of an opposed skill check) for the check to be successful. The harder the task, the higher the number you need to roll.</text:span></text:p>
      <text:p text:style-name="P19"><text:span text:style-name="T1">Circumstances can affect your check. A character who is free to work without distractions can make a careful attempt and avoid simple mistakes. A character who has lots of time can try over and over again, thereby assuring the best outcome. If others help, the character may succeed where otherwise he or she would fail.</text:span></text:p>
      <text:p text:style-name="P13"/>
      <text:p text:style-name="P6"><text:span text:style-name="T7">SKILL CHECKS</text:span></text:p>
      <text:p text:style-name="P6"><text:span text:style-name="T4">A skill check takes into account a character’s training (skill rank), natural talent (ability modifier), and luck (the die roll). It may also take into account his or her race’s knack for doing certain things (racial bonus) or what armor he or she is wearing (armor check penalty), or a certain feat the character possesses, among other things. </text:span></text:p>
      <text:p text:style-name="P6"><text:soft-page-break/><text:span text:style-name="T4">To make a skill check, roll 1d20 and add your character’s skill modifier for that skill. The skill modifier incorporates the character’s ranks in that skill and the ability modifier for that skill’s key ability, plus any other miscellaneous modifiers that may apply, including racial bonuses and armor check penalties. The higher the result, the better. Unlike with attack rolls and saving throws, a natural roll of 20 on the d20 is not an automatic success, and a natural roll of 1 is not an automatic failure.</text:span></text:p>
      <text:p text:style-name="P8"/>
      <text:h text:style-name="P23" text:outline-level="5"><text:span text:style-name="T1">Difficulty Class</text:span></text:h>
      <text:p text:style-name="P6"><text:span text:style-name="T4">Some checks are made against a Difficulty Class (DC). The DC is a number (set using the skill rules as a guideline) that you must score as a result on your skill check in order to succeed.</text:span></text:p>
      <text:p text:style-name="P8"/>
      <table:table table:name="Table1" table:style-name="Table1">
        <table:table-column table:style-name="Table1.A"/>
        <table:table-column table:style-name="Table1.B"/>
        <table:table-row table:style-name="Table1.1">
          <table:table-cell table:style-name="Table1.A1" table:number-columns-spanned="2" office:value-type="string">
            <text:p text:style-name="P14"><text:span text:style-name="T5">Table: Difficulty Class Examples</text:span></text:p>
          </table:table-cell>
          <table:covered-table-cell/>
        </table:table-row>
        <table:table-row table:style-name="Table1.1">
          <table:table-cell table:style-name="Table1.A2" office:value-type="string">
            <text:p text:style-name="P14"><text:span text:style-name="T5">Difficulty (DC)</text:span></text:p>
          </table:table-cell>
          <table:table-cell table:style-name="Table1.A2" office:value-type="string">
            <text:p text:style-name="P14"><text:span text:style-name="T5">Example (Skill Used)</text:span></text:p>
          </table:table-cell>
        </table:table-row>
        <table:table-row table:style-name="Table1.1">
          <table:table-cell table:style-name="Table1.A2" office:value-type="string">
            <text:p text:style-name="P6"><text:span text:style-name="T4">Very easy (0) </text:span></text:p>
          </table:table-cell>
          <table:table-cell table:style-name="Table1.A2" office:value-type="string">
            <text:p text:style-name="P6"><text:span text:style-name="T4">Notice something large in plain sight (Spot)</text:span></text:p>
          </table:table-cell>
        </table:table-row>
        <table:table-row table:style-name="Table1.1">
          <table:table-cell table:style-name="Table1.A2" office:value-type="string">
            <text:p text:style-name="P6"><text:span text:style-name="T4">Easy (5) </text:span></text:p>
          </table:table-cell>
          <table:table-cell table:style-name="Table1.A2" office:value-type="string">
            <text:p text:style-name="P6"><text:span text:style-name="T4">Climb a knotted rope (Climb)</text:span></text:p>
          </table:table-cell>
        </table:table-row>
        <table:table-row table:style-name="Table1.1">
          <table:table-cell table:style-name="Table1.A2" office:value-type="string">
            <text:p text:style-name="P6"><text:span text:style-name="T4">Average (10) </text:span></text:p>
          </table:table-cell>
          <table:table-cell table:style-name="Table1.A2" office:value-type="string">
            <text:p text:style-name="P6"><text:span text:style-name="T4">Hear an approaching guard (Listen)</text:span></text:p>
          </table:table-cell>
        </table:table-row>
        <table:table-row table:style-name="Table1.1">
          <table:table-cell table:style-name="Table1.A2" office:value-type="string">
            <text:p text:style-name="P6"><text:span text:style-name="T4">Tough (15) </text:span></text:p>
          </table:table-cell>
          <table:table-cell table:style-name="Table1.A2" office:value-type="string">
            <text:p text:style-name="P6"><text:span text:style-name="T4">Rig a wagon wheel to fall off (Disable Device)</text:span></text:p>
          </table:table-cell>
        </table:table-row>
        <table:table-row table:style-name="Table1.1">
          <table:table-cell table:style-name="Table1.A2" office:value-type="string">
            <text:p text:style-name="P6"><text:span text:style-name="T4">Challenging (20) </text:span></text:p>
          </table:table-cell>
          <table:table-cell table:style-name="Table1.A2" office:value-type="string">
            <text:p text:style-name="P6"><text:span text:style-name="T4">Swim in stormy water (Swim)</text:span></text:p>
          </table:table-cell>
        </table:table-row>
        <table:table-row table:style-name="Table1.1">
          <table:table-cell table:style-name="Table1.A2" office:value-type="string">
            <text:p text:style-name="P6"><text:span text:style-name="T4">Formidable (25) </text:span></text:p>
          </table:table-cell>
          <table:table-cell table:style-name="Table1.A2" office:value-type="string">
            <text:p text:style-name="P6"><text:span text:style-name="T4">Open an average lock (Open Lock)</text:span></text:p>
          </table:table-cell>
        </table:table-row>
        <table:table-row table:style-name="Table1.1">
          <table:table-cell table:style-name="Table1.A2" office:value-type="string">
            <text:p text:style-name="P6"><text:span text:style-name="T4">Heroic (30) </text:span></text:p>
          </table:table-cell>
          <table:table-cell table:style-name="Table1.A2" office:value-type="string">
            <text:p text:style-name="P6"><text:span text:style-name="T4">Leap across a 30-foot chasm (Jump)</text:span></text:p>
          </table:table-cell>
        </table:table-row>
        <table:table-row table:style-name="Table1.1">
          <table:table-cell table:style-name="Table1.A10" office:value-type="string">
            <text:p text:style-name="P14"><text:span text:style-name="T4">Nearly impossible (40)</text:span></text:p>
          </table:table-cell>
          <table:table-cell table:style-name="Table1.A10" office:value-type="string">
            <text:p text:style-name="P14"><text:span text:style-name="T4">Track a squad of orcs across hard ground after 24 hours of rainfall (Survival)</text:span></text:p>
          </table:table-cell>
        </table:table-row>
      </table:table>
      <text:p text:style-name="P8"/>
      <text:h text:style-name="P23" text:outline-level="5"><text:span text:style-name="T1">Opposed Checks</text:span></text:h>
      <text:p text:style-name="P6"><text:span text:style-name="T4">An opposed check is a check whose success or failure is determined by comparing the check result to another character’s check result. In an opposed check, the higher result succeeds, while the lower result fails. In case of a tie, the higher skill modifier wins. If these scores are the same, roll again to break the tie.</text:span></text:p>
      <text:p text:style-name="P10"/>
      <table:table table:name="Table2" table:style-name="Table2">
        <table:table-column table:style-name="Table2.A"/>
        <table:table-column table:style-name="Table2.B"/>
        <table:table-column table:style-name="Table2.C"/>
        <text:soft-page-break/>
        <table:table-row table:style-name="Table2.1">
          <table:table-cell table:style-name="Table2.A1" table:number-columns-spanned="3" office:value-type="string">
            <text:p text:style-name="P14"><text:span text:style-name="T5">Table: Example Opposed Checks</text:span></text:p>
          </table:table-cell>
          <table:covered-table-cell/>
          <table:covered-table-cell/>
        </table:table-row>
        <table:table-row table:style-name="Table2.1">
          <table:table-cell table:style-name="Table2.A2" office:value-type="string">
            <text:p text:style-name="P14"><text:span text:style-name="T5">Task </text:span></text:p>
          </table:table-cell>
          <table:table-cell table:style-name="Table2.A2" office:value-type="string">
            <text:p text:style-name="P14"><text:span text:style-name="T5">Skill (Key Ability)</text:span></text:p>
          </table:table-cell>
          <table:table-cell table:style-name="Table2.A2" office:value-type="string">
            <text:p text:style-name="P14"><text:span text:style-name="T5">Opposing Skill (Key Ability)</text:span></text:p>
          </table:table-cell>
        </table:table-row>
        <table:table-row table:style-name="Table2.1">
          <table:table-cell table:style-name="Table2.A3" office:value-type="string">
            <text:p text:style-name="P14"><text:span text:style-name="T4">Con someone </text:span></text:p>
          </table:table-cell>
          <table:table-cell table:style-name="Table2.A3" office:value-type="string">
            <text:p text:style-name="P14"><text:span text:style-name="T4">Bluff (Cha) </text:span></text:p>
          </table:table-cell>
          <table:table-cell table:style-name="Table2.A3" office:value-type="string">
            <text:p text:style-name="P14"><text:span text:style-name="T4">Sense Motive (Wis)</text:span></text:p>
          </table:table-cell>
        </table:table-row>
        <table:table-row table:style-name="Table2.1">
          <table:table-cell table:style-name="Table2.A3" office:value-type="string">
            <text:p text:style-name="P6"><text:span text:style-name="T4">Pretend to be someone else</text:span></text:p>
          </table:table-cell>
          <table:table-cell table:style-name="Table2.A3" office:value-type="string">
            <text:p text:style-name="P6"><text:span text:style-name="T4">Disguise (Cha) </text:span></text:p>
          </table:table-cell>
          <table:table-cell table:style-name="Table2.A3" office:value-type="string">
            <text:p text:style-name="P6"><text:span text:style-name="T4">Spot (Wis)</text:span></text:p>
          </table:table-cell>
        </table:table-row>
        <table:table-row table:style-name="Table2.1">
          <table:table-cell table:style-name="Table2.A3" office:value-type="string">
            <text:p text:style-name="P6"><text:span text:style-name="T4">Create a false map </text:span></text:p>
          </table:table-cell>
          <table:table-cell table:style-name="Table2.A3" office:value-type="string">
            <text:p text:style-name="P6"><text:span text:style-name="T4">Forgery (Int) </text:span></text:p>
          </table:table-cell>
          <table:table-cell table:style-name="Table2.A3" office:value-type="string">
            <text:p text:style-name="P6"><text:span text:style-name="T4">Forgery (Int)</text:span></text:p>
          </table:table-cell>
        </table:table-row>
        <table:table-row table:style-name="Table2.1">
          <table:table-cell table:style-name="Table2.A3" office:value-type="string">
            <text:p text:style-name="P6"><text:span text:style-name="T4">Hide from someone </text:span></text:p>
          </table:table-cell>
          <table:table-cell table:style-name="Table2.A3" office:value-type="string">
            <text:p text:style-name="P6"><text:span text:style-name="T4">Hide (Dex) </text:span></text:p>
          </table:table-cell>
          <table:table-cell table:style-name="Table2.A3" office:value-type="string">
            <text:p text:style-name="P6"><text:span text:style-name="T4">Spot (Wis)</text:span></text:p>
          </table:table-cell>
        </table:table-row>
        <table:table-row table:style-name="Table2.1">
          <table:table-cell table:style-name="Table2.A3" office:value-type="string">
            <text:p text:style-name="P6"><text:span text:style-name="T4">Make a bully back down </text:span></text:p>
          </table:table-cell>
          <table:table-cell table:style-name="Table2.A3" office:value-type="string">
            <text:p text:style-name="P6"><text:span text:style-name="T4">Intimidate (Cha) </text:span></text:p>
          </table:table-cell>
          <table:table-cell table:style-name="Table2.A3" office:value-type="string">
            <text:p text:style-name="P6"><text:span text:style-name="T4">Special</text:span><text:span text:style-name="T8">1</text:span></text:p>
          </table:table-cell>
        </table:table-row>
        <table:table-row table:style-name="Table2.1">
          <table:table-cell table:style-name="Table2.A3" office:value-type="string">
            <text:p text:style-name="P6"><text:span text:style-name="T4">Sneak up on someone </text:span></text:p>
          </table:table-cell>
          <table:table-cell table:style-name="Table2.A3" office:value-type="string">
            <text:p text:style-name="P6"><text:span text:style-name="T4">Move Silently (Dex) </text:span></text:p>
          </table:table-cell>
          <table:table-cell table:style-name="Table2.A3" office:value-type="string">
            <text:p text:style-name="P6"><text:span text:style-name="T4">Listen (Wis)</text:span></text:p>
          </table:table-cell>
        </table:table-row>
        <table:table-row table:style-name="Table2.1">
          <table:table-cell table:style-name="Table2.A3" office:value-type="string">
            <text:p text:style-name="P6"><text:span text:style-name="T4">Steal a coin pouch </text:span></text:p>
          </table:table-cell>
          <table:table-cell table:style-name="Table2.A3" office:value-type="string">
            <text:p text:style-name="P6"><text:span text:style-name="T4">Sleight of Hand (Dex) </text:span></text:p>
          </table:table-cell>
          <table:table-cell table:style-name="Table2.A3" office:value-type="string">
            <text:p text:style-name="P6"><text:span text:style-name="T4">Spot (Wis)</text:span></text:p>
          </table:table-cell>
        </table:table-row>
        <table:table-row table:style-name="Table2.1">
          <table:table-cell table:style-name="Table2.A3" office:value-type="string">
            <text:p text:style-name="P6"><text:span text:style-name="T4">Tie a prisoner securely </text:span></text:p>
          </table:table-cell>
          <table:table-cell table:style-name="Table2.A3" office:value-type="string">
            <text:p text:style-name="P6"><text:span text:style-name="T4">Use Rope (Dex) </text:span></text:p>
          </table:table-cell>
          <table:table-cell table:style-name="Table2.A3" office:value-type="string">
            <text:p text:style-name="P6"><text:span text:style-name="T4">Escape Artist (Dex)</text:span></text:p>
          </table:table-cell>
        </table:table-row>
        <table:table-row table:style-name="Table2.1">
          <table:table-cell table:style-name="Table2.A11" table:number-columns-spanned="3" office:value-type="string">
            <text:p text:style-name="P14"><text:span text:style-name="T8">1</text:span><text:span text:style-name="T4"> An Intimidate check is opposed by the target’s level check, not a skill check. See the Intimidate skill description for more information.</text:span></text:p>
          </table:table-cell>
          <table:covered-table-cell/>
          <table:covered-table-cell/>
        </table:table-row>
      </table:table>
      <text:p text:style-name="P8"/>
      <text:h text:style-name="P23" text:outline-level="5"><text:span text:style-name="T1">Trying Again</text:span></text:h>
      <text:p text:style-name="P6"><text:span text:style-name="T4">In general, you can try a skill check again if you fail, and you can keep trying indefinitely. Some skills, however, have consequences of failure that must be taken into account. A few skills are virtually useless once a check has failed on an attempt to accomplish a particular task. For most skills, when a character has succeeded once at a given task, additional successes are meaningless.</text:span></text:p>
      <text:p text:style-name="P8"/>
      <text:h text:style-name="P23" text:outline-level="5"><text:span text:style-name="T1">Untrained Skill Checks</text:span></text:h>
      <text:p text:style-name="P19"><text:span text:style-name="T1">Generally, if your character attempts to use a skill he or she does not possess, you make a skill check as normal. The skill modifier doesn’t have a skill rank added in because the character has no ranks in the skill. Any other applicable modifiers, such as the modifier for the skill’s key ability, are applied to the check.</text:span></text:p>
      <text:p text:style-name="P6"><text:span text:style-name="T4">Many skills can be used only by someone who is trained in them.</text:span></text:p>
      <text:p text:style-name="P8"/>
      <text:h text:style-name="P23" text:outline-level="5"><text:span text:style-name="T1">Favorable and Unfavorable Conditions</text:span></text:h>
      <text:p text:style-name="P6"><text:span text:style-name="T4">Some situations may make a skill easier or harder to use, resulting in a bonus or penalty to the skill modifier for a skill check or a change to the DC of the skill check.</text:span></text:p>
      <text:p text:style-name="P6"><text:span text:style-name="T4">The chance of success can be altered in four ways to take into account exceptional circumstances.</text:span></text:p>
      <text:p text:style-name="P6"><text:span text:style-name="T4">1. Give the skill user a +2 circumstance bonus to represent conditions that improve performance, such as having the perfect tool for the job, getting help from another character (see Combining Skill Attempts), or possessing unusually accurate information. </text:span></text:p>
      <text:p text:style-name="P6"><text:span text:style-name="T4">2. Give the skill user a –2 circumstance penalty to represent conditions that hamper performance, such as being forced to use improvised tools or having misleading information.</text:span></text:p>
      <text:p text:style-name="P6"><text:span text:style-name="T4">3. Reduce the DC by 2 to represent circumstances that make the task easier, such as having a friendly audience or doing work that can be subpar.</text:span></text:p>
      <text:p text:style-name="P6"><text:span text:style-name="T4">4. Increase the DC by 2 to represent circumstances that make the task harder, such as having an uncooperative audience or doing work that must be flawless.</text:span></text:p>
      <text:p text:style-name="P6"><text:span text:style-name="T4">Conditions that affect your character’s ability to perform the skill change the skill modifier. Conditions that modify how well the character has to perform the skill to succeed change the DC. A bonus to the skill modifier and a reduction in the check’s DC have the same result: They create a better chance of success. But they represent different circumstances, and sometimes that difference is important.</text:span></text:p>
      <text:p text:style-name="P8"/>
      <text:h text:style-name="P23" text:outline-level="5"><text:span text:style-name="T1">Time and Skill Checks</text:span></text:h>
      <text:p text:style-name="P6"><text:span text:style-name="T4">Using a skill might take a round, take no time, or take several rounds or even longer. Most skill uses are standard actions, move actions, or full-round actions. Types of actions define how long activities take to perform within the framework of a combat round (6 seconds) and how movement is treated with respect to the activity. Some skill checks are instant and represent reactions to an event, or are included as part of an action.</text:span></text:p>
      <text:p text:style-name="P6"><text:span text:style-name="T4">These skill checks are not actions. Other skill checks represent part of movement.</text:span></text:p>
      <text:p text:style-name="P8"/>
      <text:h text:style-name="P23" text:outline-level="5"><text:span text:style-name="T1">Checks without Rolls</text:span></text:h>
      <text:p text:style-name="P6"><text:span text:style-name="T4">A skill check represents an attempt to accomplish some goal, usually while under some sort of time pressure or distraction. Sometimes, though, a character can use a skill under more favorable conditions and eliminate the luck factor.</text:span></text:p>
      <text:p text:style-name="P6"><text:soft-page-break/><text:span text:style-name="T5">Taking 10: </text:span><text:span text:style-name="T4">When your character is not being threatened or distracted, you may choose to take 10. Instead of rolling 1d20 for the skill check, calculate your result as if you had rolled a 10. For many routine tasks, taking 10 makes them automatically successful. Distractions or threats (such as combat) make it impossible for a character to take 10. In most cases, taking 10 is purely a safety measure —you know (or expect) that an average roll will succeed but fear that a poor roll might fail, so you elect to settle for the average roll (a 10). Taking 10 is especially useful in situations where a particularly high roll wouldn’t help.</text:span></text:p>
      <text:p text:style-name="P6"><text:span text:style-name="T5">Taking 20:</text:span><text:span text:style-name="T4">When you have plenty of time (generally 2 minutes for a skill that can normally be checked in 1 round, one full-round action, or one standard action), you are faced with no threats or distractions, and the skill being attempted carries no penalties for failure, you can take 20. In other words, eventually you will get a 20 on 1d20 if you roll enough times. Instead of rolling 1d20 for the skill check, just calculate your result as if you had rolled a 20.</text:span></text:p>
      <text:p text:style-name="P6"><text:span text:style-name="T4">Taking 20 means you are trying until you get it right, and it assumes that you fail many times before succeeding. Taking 20 takes twenty times as long as making a single check would take.</text:span></text:p>
      <text:p text:style-name="P6"><text:span text:style-name="T4">Since taking 20 assumes that the character will fail many times before succeeding, if you did attempt to take 20 on a skill that carries penalties for failure, your character would automatically incur those penalties before he or she could complete the task. Common “take 20” skills include Escape Artist, Open Lock, and Search.</text:span></text:p>
      <text:p text:style-name="P6"><text:span text:style-name="T5">Ability Checks and Caster Level Checks:</text:span><text:span text:style-name="T4"> The normal take 10 and take 20 rules apply for ability checks. Neither rule applies to caster level checks.</text:span></text:p>
      <text:p text:style-name="P13"/>
      <text:p text:style-name="P6"><text:span text:style-name="T7">COMBINING SKILL ATTEMPTS</text:span></text:p>
      <text:p text:style-name="P19"><text:span text:style-name="T1">When more than one character tries the same skill at the same time and for the same purpose, their efforts may overlap.</text:span></text:p>
      <text:p text:style-name="P8"/>
      <text:h text:style-name="P23" text:outline-level="5"><text:span text:style-name="T1">Individual Events</text:span></text:h>
      <text:p text:style-name="P19"><text:span text:style-name="T1">Often, several characters attempt some action and each succeeds or fails independently. <text:s/>The result of one character’s Climb check does not influence the results of other characters Climb check.</text:span></text:p>
      <text:p text:style-name="P8"/>
      <text:h text:style-name="P23" text:outline-level="5"><text:span text:style-name="T1">Aid Another</text:span></text:h>
      <text:p text:style-name="P6"><text:span text:style-name="T4">You can help another character achieve success on his or her skill check by making the same kind of skill check in a cooperative effort. If you roll a 10 or higher on your check, the character you are helping gets a +2 bonus to his or her check, as per the rule for favorable conditions. (You can’t take 10 on a skill check to aid another.) In many cases, a character’s help won’t be beneficial, or only a limited number of characters can help at once. </text:span></text:p>
      <text:p text:style-name="P6"><text:span text:style-name="T4">In cases where the skill restricts who can achieve certain results you can’t aid another to grant a bonus to a task that your character couldn’t achieve alone.</text:span></text:p>
      <text:p text:style-name="P8"/>
      <text:h text:style-name="P23" text:outline-level="5"><text:span text:style-name="T1">Skill Synergy</text:span></text:h>
      <text:p text:style-name="P19"><text:span text:style-name="T1">It’s possible for a character to have two skills that work well together. In general, having 5 or more ranks in one skill gives the character a +2 bonus on skill checks with each of its synergistic skills, as noted in the skill description. In some cases, this bonus applies only to specific uses of the skill in question, and not to all checks. Some skills provide benefits on other checks made by a character, such as those checks required to use certain class features.</text:span></text:p>
      <text:p text:style-name="P13"/>
      <text:p text:style-name="P6"><text:span text:style-name="T7">ABILITY CHECKS</text:span></text:p>
      <text:p text:style-name="P6"><text:span text:style-name="T4">Sometimes a character tries to do something to which no specific skill really applies. In these cases, you make an ability check. An ability check is a roll of 1d20 plus the appropriate ability modifier. Essentially, you’re making an untrained skill check. </text:span></text:p>
      <text:p text:style-name="P20"><text:span text:style-name="T2">In some cases, an action is a straight test of one’s ability with no luck involved. Just as you wouldn’t make a height check to see who is taller, you don’t make a Strength check to see who is stronger.</text:span></text:p>
      <text:p text:style-name="P7"/>
      <text:p text:style-name="P6"><text:span text:style-name="T3">SKILL DESCRIPTIONS</text:span></text:p>
      <text:p text:style-name="P6"><text:soft-page-break/><text:span text:style-name="T4">This section describes each skill, including common uses and typical modifiers. Characters can sometimes use skills for purposes other than those noted here.</text:span></text:p>
      <text:p text:style-name="P6"><text:span text:style-name="T4">Here is the format for skill descriptions.</text:span></text:p>
      <text:p text:style-name="P13"/>
      <text:p text:style-name="P6"><text:span text:style-name="T7">SKILL NAME</text:span></text:p>
      <text:p text:style-name="P6"><text:span text:style-name="T4">The skill name line includes (in addition to the name of the skill) the following information.</text:span></text:p>
      <text:p text:style-name="P6"><text:span text:style-name="T5">Key Ability:</text:span><text:span text:style-name="T4"> The abbreviation of the ability whose modifier applies to the skill check. </text:span><text:span text:style-name="T6">Exception: </text:span><text:span text:style-name="T4">Speak Language has “None” as its key ability because the use of this skill does not require a check.</text:span></text:p>
      <text:p text:style-name="P6"><text:span text:style-name="T5">Trained Only:</text:span><text:span text:style-name="T4"> If this notation is included in the skill name line, you must have at least 1 rank in the skill to use it. If it is omitted, the skill can be used untrained (with a rank of 0). If any special notes apply to trained or untrained use, they are covered in the Untrained section (see below).</text:span></text:p>
      <text:p text:style-name="P6"><text:span text:style-name="T5">Armor Check Penalty:</text:span><text:span text:style-name="T4"> If this notation is included in the skill name line, an armor check penalty applies (when appropriate) to checks using this skill. If this entry is absent, an armor check penalty does not apply.</text:span></text:p>
      <text:p text:style-name="P8"/>
      <text:p text:style-name="P3"><text:span text:style-name="T4">The skill name line is followed by a general description of what using the skill represents. After the description are a few other types of information:</text:span></text:p>
      <text:p text:style-name="P6"><text:span text:style-name="T5">Check:</text:span><text:span text:style-name="T4"> What a character (“you” in the skill description) can do with a successful skill check and the check’s DC.</text:span></text:p>
      <text:p text:style-name="P6"><text:span text:style-name="T5">Action:</text:span><text:span text:style-name="T4"> The type of action using the skill requires, or the amount of time required for a check.</text:span></text:p>
      <text:p text:style-name="P6"><text:span text:style-name="T5">Try Again:</text:span><text:span text:style-name="T4"> Any conditions that apply to successive attempts to use the skill successfully. If the skill doesn’t allow you to attempt the same task more than once, or if failure carries an inherent penalty (such as with the Climb skill), you can’t take 20. If this paragraph is omitted, the skill can be retried without any inherent penalty, other than the additional time required.</text:span></text:p>
      <text:p text:style-name="P6"><text:span text:style-name="T5">Special:</text:span><text:span text:style-name="T4"> Any extra facts that apply to the skill, such as special effects deriving from its use or bonuses that certain characters receive because of class, feat choices, or race.</text:span></text:p>
      <text:p text:style-name="P6"><text:span text:style-name="T5">Synergy:</text:span><text:span text:style-name="T4"> Some skills grant a bonus to the use of one or more other skills because of a synergistic effect. This entry, when present, indicates what bonuses this skill may grant or receive because of such synergies. See Table 4–5 for a complete list of bonuses granted by synergy between skills (or between a skill and a class feature).</text:span></text:p>
      <text:p text:style-name="P6"><text:span text:style-name="T5">Restriction:</text:span><text:span text:style-name="T4"> The full utility of certain skills is restricted to characters of certain classes or characters who possess certain feats. This entry indicates whether any such restrictions exist for the skill.</text:span></text:p>
      <text:p text:style-name="P6"><text:span text:style-name="T5">Untrained:</text:span><text:span text:style-name="T4"> This entry indicates what a character without at least 1 rank in the skill can do with it. If this entry doesn’t appear, it means that the skill functions normally for untrained characters (if it can be used untrained) or that an untrained character can’t attempt checks with this skill (for skills that are designated as “Trained Only”).</text:span></text:p>
      <text:p text:style-name="P13"/>
      <text:p text:style-name="P6"><text:span text:style-name="T7">APPRAISE </text:span><text:span text:style-name="T4">(INT)</text:span></text:p>
      <text:p text:style-name="P6"><text:span text:style-name="T5">Check:</text:span><text:span text:style-name="T4"> You can appraise common or well-known objects with a DC 12 Appraise check. Failure means that you estimate the value at 50% to 150% (2d6+3 times 10%,) of its actual value.</text:span></text:p>
      <text:p text:style-name="P6"><text:span text:style-name="T4">Appraising a rare or exotic item requires a successful check against DC 15, 20, or higher. If the check is successful, you estimate the value correctly; failure means you cannot estimate the item’s value.</text:span></text:p>
      <text:p text:style-name="P6"><text:span text:style-name="T4">A magnifying glass gives you a +2 circumstance bonus on Appraise checks involving any item that is small or highly detailed, such as a gem. A merchant’s scale gives you a +2 circumstance bonus on Appraise checks involving any items that are valued by weight, including anything made of precious metals.</text:span></text:p>
      <text:p text:style-name="P6"><text:span text:style-name="T4">These bonuses stack.</text:span></text:p>
      <text:p text:style-name="P6"><text:span text:style-name="T5">Action:</text:span><text:span text:style-name="T4"> Appraising an item takes 1 minute (ten consecutive full-round actions).</text:span></text:p>
      <text:p text:style-name="P6"><text:soft-page-break/><text:span text:style-name="T5">Try Again:</text:span><text:span text:style-name="T4"> No. You cannot try again on the same object, regardless of success.</text:span></text:p>
      <text:p text:style-name="P6"><text:span text:style-name="T5">Special:</text:span><text:span text:style-name="T4"> A dwarf gets a +2 racial bonus on Appraise checks that are related to stone or metal items because dwarves are familiar with valuable items of all kinds (especially those made of stone or metal).</text:span></text:p>
      <text:p text:style-name="P6"><text:span text:style-name="T4">The master of a raven familiar gains a +3 bonus on Appraise checks.</text:span></text:p>
      <text:p text:style-name="P6"><text:span text:style-name="T4">A character with the Diligent feat gets a +2 bonus on Appraise checks.</text:span></text:p>
      <text:p text:style-name="P6"><text:span text:style-name="T5">Synergy:</text:span><text:span text:style-name="T4"> If you have 5 ranks in any Craft skill, you gain a +2 bonus on Appraise checks related to items made with that Craft skill.</text:span></text:p>
      <text:p text:style-name="P6"><text:span text:style-name="T5">Untrained:</text:span><text:span text:style-name="T4"> For common items, failure on an untrained check means no estimate. For rare items, success means an estimate of 50% to 150% (2d6+3 times 10%).</text:span></text:p>
      <text:p text:style-name="P13"/>
      <text:p text:style-name="P6"><text:span text:style-name="T7">BALANCE </text:span><text:span text:style-name="T4">(DEX; ARMOR CHECK PENALTY)</text:span></text:p>
      <text:p text:style-name="P6"><text:span text:style-name="T5">Check:</text:span><text:span text:style-name="T4"> You can walk on a precarious surface. A successful check lets you move at half your speed along the surface for 1 round. A failure by 4 or less means you can’t move for 1 round. A failure by 5 or more means you fall. The difficulty varies with the surface, as follows:</text:span></text:p>
      <text:p text:style-name="P10"/>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4"><text:span text:style-name="T5">Narrow Surface </text:span></text:p>
          </table:table-cell>
          <table:table-cell table:style-name="Table3.A1" office:value-type="string">
            <text:p text:style-name="P14"><text:span text:style-name="T5">Balance DC</text:span><text:span text:style-name="T9">1</text:span><text:span text:style-name="T5"> </text:span></text:p>
          </table:table-cell>
          <table:table-cell table:style-name="Table3.A1" office:value-type="string">
            <text:p text:style-name="P14"><text:span text:style-name="T5">Difficult Surface</text:span></text:p>
          </table:table-cell>
          <table:table-cell table:style-name="Table3.A1" office:value-type="string">
            <text:p text:style-name="P14"><text:span text:style-name="T5">Balance DC</text:span><text:span text:style-name="T9">1</text:span></text:p>
          </table:table-cell>
        </table:table-row>
        <table:table-row table:style-name="Table3.1">
          <table:table-cell table:style-name="Table3.A2" office:value-type="string">
            <text:p text:style-name="P14"><text:span text:style-name="T4">7–12 inches wide </text:span></text:p>
          </table:table-cell>
          <table:table-cell table:style-name="Table3.A2" office:value-type="string">
            <text:p text:style-name="P14"><text:span text:style-name="T4">10 </text:span></text:p>
          </table:table-cell>
          <table:table-cell table:style-name="Table3.A2" office:value-type="string">
            <text:p text:style-name="P14"><text:span text:style-name="T4">Uneven flagstone </text:span></text:p>
          </table:table-cell>
          <table:table-cell table:style-name="Table3.A2" office:value-type="string">
            <text:p text:style-name="P14"><text:span text:style-name="T4">10</text:span><text:span text:style-name="T8">2</text:span></text:p>
          </table:table-cell>
        </table:table-row>
        <table:table-row table:style-name="Table3.1">
          <table:table-cell table:style-name="Table3.A2" office:value-type="string">
            <text:p text:style-name="P6"><text:span text:style-name="T4">2–6 inches wide </text:span></text:p>
          </table:table-cell>
          <table:table-cell table:style-name="Table3.A2" office:value-type="string">
            <text:p text:style-name="P6"><text:span text:style-name="T4">15 </text:span></text:p>
          </table:table-cell>
          <table:table-cell table:style-name="Table3.A2" office:value-type="string">
            <text:p text:style-name="P6"><text:span text:style-name="T4">Hewn stone floor </text:span></text:p>
          </table:table-cell>
          <table:table-cell table:style-name="Table3.A2" office:value-type="string">
            <text:p text:style-name="P6"><text:span text:style-name="T4">10</text:span><text:span text:style-name="T8">2</text:span></text:p>
          </table:table-cell>
        </table:table-row>
        <table:table-row table:style-name="Table3.1">
          <table:table-cell table:style-name="Table3.A2" office:value-type="string">
            <text:p text:style-name="P6"><text:span text:style-name="T4">Less than 2 inches wide </text:span></text:p>
          </table:table-cell>
          <table:table-cell table:style-name="Table3.A2" office:value-type="string">
            <text:p text:style-name="P6"><text:span text:style-name="T4">20 </text:span></text:p>
          </table:table-cell>
          <table:table-cell table:style-name="Table3.A2" office:value-type="string">
            <text:p text:style-name="P6"><text:span text:style-name="T4">Sloped or angled floor </text:span></text:p>
          </table:table-cell>
          <table:table-cell table:style-name="Table3.A2" office:value-type="string">
            <text:p text:style-name="P6"><text:span text:style-name="T4">10</text:span><text:span text:style-name="T8">2</text:span></text:p>
          </table:table-cell>
        </table:table-row>
        <table:table-row table:style-name="Table3.1">
          <table:table-cell table:style-name="Table3.A2" table:number-columns-spanned="4" office:value-type="string">
            <text:p text:style-name="P14"><text:span text:style-name="T4">1 Add modifiers from Narrow Surface Modifiers, below, as appropriate.</text:span></text:p>
          </table:table-cell>
          <table:covered-table-cell/>
          <table:covered-table-cell/>
          <table:covered-table-cell/>
        </table:table-row>
        <table:table-row table:style-name="Table3.1">
          <table:table-cell table:style-name="Table3.A6" table:number-columns-spanned="4" office:value-type="string">
            <text:p text:style-name="P14"><text:span text:style-name="T4">2 Only if running or charging. Failure by 4 or less means the character can’t run or charge, but may otherwise act normally.</text:span></text:p>
          </table:table-cell>
          <table:covered-table-cell/>
          <table:covered-table-cell/>
          <table:covered-table-cell/>
        </table:table-row>
      </table:table>
      <text:p text:style-name="P10"/>
      <table:table table:name="Table4" table:style-name="Table4">
        <table:table-column table:style-name="Table4.A"/>
        <table:table-column table:style-name="Table4.B"/>
        <text:soft-page-break/>
        <table:table-row table:style-name="Table4.1">
          <table:table-cell table:style-name="Table4.A1" office:value-type="string">
            <text:p text:style-name="P14"><text:span text:style-name="T5">Narrow Surface Modifiers</text:span></text:p>
          </table:table-cell>
          <table:table-cell table:style-name="Table4.A1" office:value-type="string">
            <text:p text:style-name="P11"/>
          </table:table-cell>
        </table:table-row>
        <table:table-row table:style-name="Table4.1">
          <table:table-cell table:style-name="Table4.A2" office:value-type="string">
            <text:p text:style-name="P14"><text:span text:style-name="T5">Surface </text:span></text:p>
          </table:table-cell>
          <table:table-cell table:style-name="Table4.A2" office:value-type="string">
            <text:p text:style-name="P14"><text:span text:style-name="T5">DC Modifier</text:span><text:span text:style-name="T9">1</text:span></text:p>
          </table:table-cell>
        </table:table-row>
        <table:table-row table:style-name="Table4.1">
          <table:table-cell table:style-name="Table4.A2" office:value-type="string">
            <text:p text:style-name="P6"><text:span text:style-name="T4">Lightly obstructed <text:s/></text:span></text:p>
          </table:table-cell>
          <table:table-cell table:style-name="Table4.A2" office:value-type="string">
            <text:p text:style-name="P6"><text:span text:style-name="T4">+2</text:span></text:p>
          </table:table-cell>
        </table:table-row>
        <table:table-row table:style-name="Table4.1">
          <table:table-cell table:style-name="Table4.A2" office:value-type="string">
            <text:p text:style-name="P6"><text:span text:style-name="T4">Severely obstructed </text:span></text:p>
          </table:table-cell>
          <table:table-cell table:style-name="Table4.A2" office:value-type="string">
            <text:p text:style-name="P6"><text:span text:style-name="T4">+5</text:span></text:p>
          </table:table-cell>
        </table:table-row>
        <table:table-row table:style-name="Table4.1">
          <table:table-cell table:style-name="Table4.A2" office:value-type="string">
            <text:p text:style-name="P6"><text:span text:style-name="T4">Lightly slippery</text:span></text:p>
          </table:table-cell>
          <table:table-cell table:style-name="Table4.A2" office:value-type="string">
            <text:p text:style-name="P6"><text:span text:style-name="T4">+2</text:span></text:p>
          </table:table-cell>
        </table:table-row>
        <table:table-row table:style-name="Table4.1">
          <table:table-cell table:style-name="Table4.A2" office:value-type="string">
            <text:p text:style-name="P6"><text:span text:style-name="T4">Severely slippery </text:span></text:p>
          </table:table-cell>
          <table:table-cell table:style-name="Table4.A2" office:value-type="string">
            <text:p text:style-name="P6"><text:span text:style-name="T4">+5</text:span></text:p>
          </table:table-cell>
        </table:table-row>
        <table:table-row table:style-name="Table4.1">
          <table:table-cell table:style-name="Table4.A2" office:value-type="string">
            <text:p text:style-name="P6"><text:span text:style-name="T4">Sloped or angled </text:span></text:p>
          </table:table-cell>
          <table:table-cell table:style-name="Table4.A2" office:value-type="string">
            <text:p text:style-name="P6"><text:span text:style-name="T4">+2</text:span></text:p>
          </table:table-cell>
        </table:table-row>
        <table:table-row table:style-name="Table4.1">
          <table:table-cell table:style-name="Table4.A2" table:number-columns-spanned="2" office:value-type="string">
            <text:p text:style-name="P14"><text:span text:style-name="T4">1 Add the appropriate modifier to the Balance DC of a narrow surface.</text:span></text:p>
          </table:table-cell>
          <table:covered-table-cell/>
        </table:table-row>
        <table:table-row table:style-name="Table4.1">
          <table:table-cell table:style-name="Table4.A9" table:number-columns-spanned="2" office:value-type="string">
            <text:p text:style-name="P4"><text:span text:style-name="T4">These modifiers stack.</text:span></text:p>
          </table:table-cell>
          <table:covered-table-cell/>
        </table:table-row>
      </table:table>
      <text:p text:style-name="P5"/>
      <text:p text:style-name="P6"><text:span text:style-name="T6">Being Attacked while Balancing: </text:span><text:span text:style-name="T4">You are considered flat-footed while balancing, since you can’t move to avoid a blow, and thus you lose your Dexterity bonus to AC (if any). If you have 5 or more ranks in Balance, you aren’t considered flat-footed while balancing. If you take damage while balancing, you must make another Balance check against the same DC to remain standing.</text:span></text:p>
      <text:p text:style-name="P6"><text:span text:style-name="T6">Accelerated Movement: </text:span><text:span text:style-name="T4">You can try to walk across a precarious surface more quickly than normal. If you accept a –5 penalty, you can move your full speed as a move action. (Moving twice your speed in a round requires two Balance checks, one for each move action used.) You may also accept this penalty in order to charge across a precarious surface; charging requires one Balance check for each multiple of your speed (or fraction thereof ) that you charge.</text:span></text:p>
      <text:p text:style-name="P6"><text:span text:style-name="T5">Action:</text:span><text:span text:style-name="T4"> None. A Balance check doesn’t require an action; it is made as part of another action or as a reaction to a situation.</text:span></text:p>
      <text:p text:style-name="P6"><text:span text:style-name="T5">Special:</text:span><text:span text:style-name="T4"> If you have the Agile feat, you get a +2 bonus on Balance checks.</text:span></text:p>
      <text:p text:style-name="P6"><text:span text:style-name="T5">Synergy:</text:span><text:span text:style-name="T4"> If you have 5 or more ranks in Tumble, you get a +2 bonus on Balance checks.</text:span></text:p>
      <text:p text:style-name="P13"/>
      <text:p text:style-name="P6"><text:span text:style-name="T7">BLUFF </text:span><text:span text:style-name="T4">(CHA)</text:span></text:p>
      <text:p text:style-name="P6"><text:span text:style-name="T5">Check:</text:span><text:span text:style-name="T4"> A Bluff check is opposed by the target’s Sense Motive check. See the accompanying table for examples of different kinds of bluffs and the modifier to the target’s Sense Motive check for each one.</text:span></text:p>
      <text:p text:style-name="P6"><text:span text:style-name="T4">Favorable and unfavorable circumstances weigh heavily on the outcome of a bluff. Two circumstances can weigh against you: The bluff is hard to believe, or the action that the target is asked to take goes against its self-interest, nature, personality, orders, or the like. If it’s important, you can distinguish between a bluff that fails because the target doesn’t believe it and one that fails because it just asks too much of the target. For instance, if the target gets a +10 bonus on its Sense Motive check because the bluff demands something risky, and the Sense Motive check succeeds by 10 or less, then the target didn’t so much see through the bluff as prove reluctant to go along with it. A target that succeeds by 11 or more has seen through the bluff.</text:span></text:p>
      <text:p text:style-name="P6"><text:span text:style-name="T4">A successful Bluff check indicates that the target reacts as you wish, at least for a short time (usually 1 round or less) or believes something that you want it to believe. Bluff, however, is not a </text:span><text:span text:style-name="T6">suggestion </text:span><text:span text:style-name="T4">spell. </text:span></text:p>
      <text:p text:style-name="P6"><text:span text:style-name="T4">A bluff requires interaction between you and the target. Creatures unaware of you cannot be bluffed.</text:span></text:p>
      <text:p text:style-name="P6"><text:span text:style-name="T6">Feinting in Combat: </text:span><text:span text:style-name="T4">You can also use Bluff to mislead an opponent in melee combat (so that it can’t dodge your next attack effectively). To feint, make a Bluff check opposed by your target’s Sense Motive check, but in this case, the target may add its base attack bonus to the roll along with any other applicable modifiers.</text:span></text:p>
      <text:p text:style-name="P6"><text:span text:style-name="T4">If your Bluff check result exceeds this special Sense Motive check result, your target is denied its Dexterity bonus to AC (if any) for the next melee attack you make against it. This attack must be made on or before your next turn.</text:span></text:p>
      <text:p text:style-name="P6"><text:span text:style-name="T4">Feinting in this way against a nonhumanoid is difficult because it’s harder to read a strange creature’s body language; you take a –4 penalty on your Bluff check. Against a creature of animal Intelligence (1 or 2) it’s even harder; you take a –8 penalty. Against a nonintelligent creature, it’s impossible.</text:span></text:p>
      <text:p text:style-name="P6"><text:span text:style-name="T4">Feinting in combat does not provoke an attack of opportunity.</text:span></text:p>
      <text:p text:style-name="P6"><text:span text:style-name="T6">Creating a Diversion to Hide: </text:span><text:span text:style-name="T4">You can use the Bluff skill to help you hide. A successful Bluff check gives you the momentary diversion you need to attempt a Hide check while people are aware of you. This usage does not provoke an attack of opportunity.</text:span></text:p>
      <text:p text:style-name="P6"><text:span text:style-name="T6">Delivering a Secret Message: </text:span><text:span text:style-name="T4">You can use Bluff to get a message across to another character without others understanding it. The DC is 15 for simple messages, or 20 for complex messages, especially those that rely on getting across new information. Failure by 4 or less means you can’t get the message across. Failure by 5 or more means that some false information has been implied or inferred. Anyone listening to the exchange can make a Sense Motive check opposed by the Bluff check you made to transmit in order to intercept your message (see Sense Motive).</text:span></text:p>
      <text:p text:style-name="P6"><text:span text:style-name="T5">Action:</text:span><text:span text:style-name="T4"> Varies. A Bluff check made as part of general interaction always takes at least 1 round (and is at least a full-round action), but it can take much longer if you try something elaborate. A Bluff check made to feint in combat or create a diversion to hide is a standard action. A Bluff check made to deliver a secret message doesn’t take an action; it is part of normal communication.</text:span></text:p>
      <text:p text:style-name="P6"><text:span text:style-name="T5">Try Again:</text:span><text:span text:style-name="T4"> Varies. Generally, a failed Bluff check in social interaction makes the target too suspicious for you to try again in the same circumstances, but you may retry freely on Bluff checks made to feint in combat. Retries are also allowed when you are trying to send a message, but you may attempt such a retry only once per round.</text:span></text:p>
      <text:p text:style-name="P6"><text:span text:style-name="T4">Each retry carries the same chance of miscommunication.</text:span></text:p>
      <text:p text:style-name="P6"><text:span text:style-name="T5">Special:</text:span><text:span text:style-name="T4"> A ranger gains a bonus on Bluff checks when using this skill against a favored enemy.</text:span></text:p>
      <text:p text:style-name="P6"><text:span text:style-name="T4">The master of a snake familiar gains a +3 bonus on Bluff checks.</text:span></text:p>
      <text:p text:style-name="P6"><text:soft-page-break/><text:span text:style-name="T4">If you have the Persuasive feat, you get a +2 bonus on Bluff checks.</text:span></text:p>
      <text:p text:style-name="P6"><text:span text:style-name="T5">Synergy:</text:span><text:span text:style-name="T4"> If you have 5 or more ranks in Bluff, you get a +2 bonus on Diplomacy, Intimidate, and Sleight of Hand checks, as well as on Disguise checks made when you know you’re being observed and you try to act in character.</text:span></text:p>
      <text:p text:style-name="P10"/>
      <table:table table:name="Table5" table:style-name="Table5">
        <table:table-column table:style-name="Table5.A"/>
        <table:table-column table:style-name="Table5.B"/>
        <table:table-row table:style-name="Table5.1">
          <table:table-cell table:style-name="Table5.A1" table:number-columns-spanned="2" office:value-type="string">
            <text:p text:style-name="P14"><text:span text:style-name="T5">Bluff Examples</text:span></text:p>
          </table:table-cell>
          <table:covered-table-cell/>
        </table:table-row>
        <table:table-row table:style-name="Table5.1">
          <table:table-cell table:style-name="Table5.A2" office:value-type="string">
            <text:p text:style-name="P14"><text:span text:style-name="T7">Example Circumstances</text:span></text:p>
          </table:table-cell>
          <table:table-cell table:style-name="Table5.A2" office:value-type="string">
            <text:h text:style-name="P24" text:outline-level="5"><text:span text:style-name="T1">Sense Motive Modifier</text:span></text:h>
          </table:table-cell>
        </table:table-row>
        <table:table-row table:style-name="Table5.1">
          <table:table-cell table:style-name="Table5.A2" office:value-type="string">
            <text:p text:style-name="P6"><text:span text:style-name="T4">The target wants to believe you.</text:span></text:p>
          </table:table-cell>
          <table:table-cell table:style-name="Table5.A2" office:value-type="string">
            <text:p text:style-name="P15"><text:span text:style-name="T4">–5</text:span></text:p>
          </table:table-cell>
        </table:table-row>
        <table:table-row table:style-name="Table5.1">
          <table:table-cell table:style-name="Table5.A2" office:value-type="string">
            <text:p text:style-name="P6"><text:span text:style-name="T4">The bluff is believable and doesn’t affect the target much. </text:span></text:p>
          </table:table-cell>
          <table:table-cell table:style-name="Table5.A2" office:value-type="string">
            <text:p text:style-name="P15"><text:span text:style-name="T4">+0</text:span></text:p>
          </table:table-cell>
        </table:table-row>
        <table:table-row table:style-name="Table5.1">
          <table:table-cell table:style-name="Table5.A2" office:value-type="string">
            <text:p text:style-name="P6"><text:span text:style-name="T4">The bluff is a little hard to believe or puts the target at some risk. </text:span></text:p>
          </table:table-cell>
          <table:table-cell table:style-name="Table5.A2" office:value-type="string">
            <text:p text:style-name="P15"><text:span text:style-name="T4">+5</text:span></text:p>
          </table:table-cell>
        </table:table-row>
        <table:table-row table:style-name="Table5.1">
          <table:table-cell table:style-name="Table5.A2" office:value-type="string">
            <text:p text:style-name="P6"><text:span text:style-name="T4">The bluff is hard to believe or puts the target at significant risk. </text:span></text:p>
          </table:table-cell>
          <table:table-cell table:style-name="Table5.A2" office:value-type="string">
            <text:p text:style-name="P15"><text:span text:style-name="T4">+10</text:span></text:p>
          </table:table-cell>
        </table:table-row>
        <table:table-row table:style-name="Table5.1">
          <table:table-cell table:style-name="Table5.A7" office:value-type="string">
            <text:p text:style-name="P14"><text:span text:style-name="T4">The bluff is way out there, almost too incredible to consider.</text:span></text:p>
          </table:table-cell>
          <table:table-cell table:style-name="Table5.A7" office:value-type="string">
            <text:p text:style-name="P16"><text:span text:style-name="T4">+20</text:span></text:p>
          </table:table-cell>
        </table:table-row>
      </table:table>
      <text:p text:style-name="P13"/>
      <text:p text:style-name="P6"><text:span text:style-name="T7">CLIMB </text:span><text:span text:style-name="T4">(STR; ARMOR CHECK PENALTY)</text:span></text:p>
      <text:p text:style-name="P6"><text:span text:style-name="T5">Check:</text:span><text:span text:style-name="T4"> With a successful Climb check, you can advance up, down, or across a slope, a wall, or some other steep incline (or even a ceiling with handholds) at one-quarter your normal speed. A slope is considered to be any incline at an angle measuring less than 60 degrees; a wall is any incline at an angle measuring 60 degrees or more.</text:span></text:p>
      <text:p text:style-name="P6"><text:span text:style-name="T4">A Climb check that fails by 4 or less means that you make no progress, and one that fails by 5 or more means that you fall from whatever height you have already attained.</text:span></text:p>
      <text:p text:style-name="P6"><text:span text:style-name="T4">A climber’s kit gives you a +2 circumstance bonus on Climb checks.</text:span></text:p>
      <text:p text:style-name="P6"><text:span text:style-name="T4">The DC of the check depends on the conditions of the climb. Compare the task with those on the following table to determine an appropriate DC.</text:span></text:p>
      <text:p text:style-name="P10"/>
      <table:table table:name="Table6" table:style-name="Table6">
        <table:table-column table:style-name="Table6.A"/>
        <table:table-column table:style-name="Table6.B"/>
        <text:soft-page-break/>
        <table:table-row table:style-name="Table6.1">
          <table:table-cell table:style-name="Table6.A1" office:value-type="string">
            <text:p text:style-name="P14"><text:span text:style-name="T5">Climb DC </text:span></text:p>
          </table:table-cell>
          <table:table-cell table:style-name="Table6.B1" office:value-type="string">
            <text:p text:style-name="P14"><text:span text:style-name="T5">Example Surface or Activity</text:span></text:p>
          </table:table-cell>
        </table:table-row>
        <table:table-row table:style-name="Table6.1">
          <table:table-cell table:style-name="Table6.A2" office:value-type="string">
            <text:p text:style-name="P14"><text:span text:style-name="T4">0 </text:span></text:p>
          </table:table-cell>
          <table:table-cell table:style-name="Table6.A2" office:value-type="string">
            <text:p text:style-name="P14"><text:span text:style-name="T4">A slope too steep to walk up, or a knotted rope with a wall to brace against.</text:span></text:p>
          </table:table-cell>
        </table:table-row>
        <table:table-row table:style-name="Table6.1">
          <table:table-cell table:style-name="Table6.A2" office:value-type="string">
            <text:p text:style-name="P6"><text:span text:style-name="T4">5 </text:span></text:p>
          </table:table-cell>
          <table:table-cell table:style-name="Table6.A2" office:value-type="string">
            <text:p text:style-name="P6"><text:span text:style-name="T4">A rope with a wall to brace against, or a knotted rope, or a rope affected by the </text:span><text:span text:style-name="T6">rope trick </text:span><text:span text:style-name="T4">spell. </text:span></text:p>
          </table:table-cell>
        </table:table-row>
        <table:table-row table:style-name="Table6.1">
          <table:table-cell table:style-name="Table6.A2" office:value-type="string">
            <text:p text:style-name="P6"><text:span text:style-name="T4">10 </text:span></text:p>
          </table:table-cell>
          <table:table-cell table:style-name="Table6.A2" office:value-type="string">
            <text:p text:style-name="P6"><text:span text:style-name="T4">A surface with ledges to hold on to and stand on, such as a very rough wall or a ship’s rigging. </text:span></text:p>
          </table:table-cell>
        </table:table-row>
        <table:table-row table:style-name="Table6.1">
          <table:table-cell table:style-name="Table6.A5" office:value-type="string">
            <text:p text:style-name="P14"><text:span text:style-name="T4">15 </text:span></text:p>
          </table:table-cell>
          <table:table-cell table:style-name="Table6.A2" office:value-type="string">
            <text:p text:style-name="P14"><text:span text:style-name="T4">Any surface with adequate handholds and footholds (natural or artificial), such as a very rough natural rock surface or a tree, or an unknotted rope, or pulling yourself up when dangling by your hands. </text:span></text:p>
          </table:table-cell>
        </table:table-row>
        <table:table-row table:style-name="Table6.1">
          <table:table-cell table:style-name="Table6.A2" office:value-type="string">
            <text:p text:style-name="P14"><text:span text:style-name="T4">20 </text:span></text:p>
          </table:table-cell>
          <table:table-cell table:style-name="Table6.A2" office:value-type="string">
            <text:p text:style-name="P14"><text:span text:style-name="T4">An uneven surface with some narrow handholds and footholds, such as a typical wall in a dungeon or ruins. </text:span></text:p>
          </table:table-cell>
        </table:table-row>
        <table:table-row table:style-name="Table6.1">
          <table:table-cell table:style-name="Table6.A2" office:value-type="string">
            <text:p text:style-name="P6"><text:span text:style-name="T4">25 </text:span></text:p>
          </table:table-cell>
          <table:table-cell table:style-name="Table6.A2" office:value-type="string">
            <text:p text:style-name="P6"><text:span text:style-name="T4">A rough surface, such as a natural rock wall or a brick wall. </text:span></text:p>
          </table:table-cell>
        </table:table-row>
        <table:table-row table:style-name="Table6.1">
          <table:table-cell table:style-name="Table6.A2" office:value-type="string">
            <text:p text:style-name="P6"><text:span text:style-name="T4">25 </text:span></text:p>
          </table:table-cell>
          <table:table-cell table:style-name="Table6.A2" office:value-type="string">
            <text:p text:style-name="P6"><text:span text:style-name="T4">An overhang or ceiling with handholds but no footholds. </text:span></text:p>
          </table:table-cell>
        </table:table-row>
        <table:table-row table:style-name="Table6.1">
          <table:table-cell table:style-name="Table6.A9" office:value-type="string">
            <text:p text:style-name="P14"><text:span text:style-name="T4">— </text:span></text:p>
          </table:table-cell>
          <table:table-cell table:style-name="Table6.A9" office:value-type="string">
            <text:p text:style-name="P14"><text:span text:style-name="T4">A perfectly smooth, flat, vertical surface cannot be climbed.</text:span></text:p>
          </table:table-cell>
        </table:table-row>
      </table:table>
      <text:p text:style-name="P8"/>
      <table:table table:name="Table7" table:style-name="Table7">
        <table:table-column table:style-name="Table7.A"/>
        <table:table-column table:style-name="Table7.B"/>
        <table:table-row table:style-name="Table7.1">
          <table:table-cell table:style-name="Table7.A1" office:value-type="string">
            <text:h text:style-name="P1" text:outline-level="1"><text:span text:style-name="T4">Climb DC Modifier</text:span><text:span text:style-name="T8">1</text:span><text:span text:style-name="T4"> </text:span></text:h>
          </table:table-cell>
          <table:table-cell table:style-name="Table7.A1" office:value-type="string">
            <text:h text:style-name="P1" text:outline-level="1"><text:span text:style-name="T4">Example Surface or Activity</text:span></text:h>
          </table:table-cell>
        </table:table-row>
        <table:table-row table:style-name="Table7.1">
          <table:table-cell table:style-name="Table7.A2" office:value-type="string">
            <text:p text:style-name="P14"><text:span text:style-name="T4">–10</text:span></text:p>
          </table:table-cell>
          <table:table-cell table:style-name="Table7.A2" office:value-type="string">
            <text:p text:style-name="P14"><text:span text:style-name="T4"><text:s/>Climbing a chimney (artificial or natural) or other location where you can brace against two opposite walls (reduces DC by 10).</text:span></text:p>
          </table:table-cell>
        </table:table-row>
        <table:table-row table:style-name="Table7.1">
          <table:table-cell table:style-name="Table7.A2" office:value-type="string">
            <text:p text:style-name="P6"><text:span text:style-name="T4">–5 </text:span></text:p>
          </table:table-cell>
          <table:table-cell table:style-name="Table7.A2" office:value-type="string">
            <text:p text:style-name="P6"><text:span text:style-name="T4">Climbing a corner where you can brace against perpendicular walls (reduces DC by 5).</text:span></text:p>
          </table:table-cell>
        </table:table-row>
        <table:table-row table:style-name="Table7.1">
          <table:table-cell table:style-name="Table7.A2" office:value-type="string">
            <text:p text:style-name="P6"><text:span text:style-name="T4">+5</text:span></text:p>
          </table:table-cell>
          <table:table-cell table:style-name="Table7.A2" office:value-type="string">
            <text:p text:style-name="P6"><text:span text:style-name="T4"><text:s/>Surface is slippery (increases DC by 5).</text:span></text:p>
          </table:table-cell>
        </table:table-row>
        <table:table-row table:style-name="Table7.1">
          <table:table-cell table:style-name="Table7.A5" table:number-columns-spanned="2" office:value-type="string">
            <text:p text:style-name="P4"><text:span text:style-name="T4">1These modifiers are cumulative; use any that apply.</text:span></text:p>
          </table:table-cell>
          <table:covered-table-cell/>
        </table:table-row>
      </table:table>
      <text:p text:style-name="P8"/>
      <text:p text:style-name="P6"><text:span text:style-name="T4">You need both hands free to climb, but you may cling to a wall with one hand while you cast a spell or take some other action that requires only one hand. While climbing, you can’t move to avoid a blow, so you lose your Dexterity bonus to AC (if any). You also can’t use a shield while climbing.</text:span></text:p>
      <text:p text:style-name="P6"><text:span text:style-name="T4">Any time you take damage while climbing, make a Climb check against the DC of the slope or wall. Failure means you fall from your current height and sustain the appropriate falling damage.</text:span></text:p>
      <text:p text:style-name="P6"><text:span text:style-name="T6">Accelerated Climbing: </text:span><text:span text:style-name="T4">You try to climb more quickly than normal. By accepting a –5 penalty, you can move half your speed (instead of one-quarter your speed).</text:span></text:p>
      <text:p text:style-name="P6"><text:span text:style-name="T6">Making Your Own Handholds and Footholds: </text:span><text:span text:style-name="T4">You can make your own handholds and footholds by pounding pitons into a wall. Doing so takes 1 minute per piton, and one piton is needed per 3 feet of distance. As with any surface that offers handholds and footholds, a wall with pitons in it has a DC of 15. In the same way, a climber with a handaxe or similar implement can cut handholds in an ice wall.</text:span></text:p>
      <text:p text:style-name="P6"><text:span text:style-name="T6">Catching Yourself When Falling: </text:span><text:span text:style-name="T4">It’s practically impossible to catch yourself on a wall while falling. Make a Climb check (DC = wall’s DC + 20) to do so. It’s much easier to catch yourself on a slope (DC = slope’s DC + 10).</text:span></text:p>
      <text:p text:style-name="P6"><text:span text:style-name="T6">Catching a Falling Character While Climbing: </text:span><text:span text:style-name="T4">If someone climbing above you or adjacent to you falls, you can attempt to catch the falling character if he or she is within your reach. Doing so requires a successful melee touch attack against the falling character (though he or she can voluntarily forego any Dexterity bonus to AC if desired). If you hit, you must immediately attempt a Climb check (DC = wall’s DC + 10). Success indicates that you catch the falling character, but his or her total weight, including equipment, cannot exceed your heavy load limit or you automatically fall. If you fail your Climb check by 4 or less, you fail to stop the character’s fall but don’t lose your grip on the wall. If you fail by 5 or more, you fail to stop the character’s fall and begin falling as well.</text:span></text:p>
      <text:p text:style-name="P6"><text:span text:style-name="T5">Action:</text:span><text:span text:style-name="T4"> Climbing is part of movement, so it’s generally part of a move action (and may be combined with other types of movement in a move action). Each move action that includes any climbing requires a separate Climb check. Catching yourself or another falling character doesn’t take an action.</text:span></text:p>
      <text:p text:style-name="P6"><text:span text:style-name="T5">Special:</text:span><text:span text:style-name="T4"> You can use a rope to haul a character upward (or lower a character) through sheer strength. You can lift double your maximum load in this manner.</text:span></text:p>
      <text:p text:style-name="P6"><text:span text:style-name="T4">A halfling has a +2 racial bonus on Climb checks because halflings are agile and surefooted.</text:span></text:p>
      <text:p text:style-name="P6"><text:span text:style-name="T4">The master of a lizard familiar gains a +3 bonus on Climb checks.</text:span></text:p>
      <text:p text:style-name="P6"><text:span text:style-name="T4">If you have the Athletic feat, you get a +2 bonus on Climb checks.</text:span></text:p>
      <text:p text:style-name="P6"><text:span text:style-name="T4">A creature with a climb speed has a +8 racial bonus on all Climb checks. The creature must make a Climb check to climb any wall or slope with a DC higher than 0, but it always can choose to take 10, even if rushed or threatened while climbing. If a creature with a climb speed chooses an accelerated climb (see above), it moves at double its climb speed (or at its land speed, whichever is slower) and makes a single Climb check at a –5 penalty. Such a creature retains its Dexterity bonus to Armor Class (if any) while climbing, and opponents get no special bonus to their attacks against it. It cannot, however, use the run action while climbing.</text:span></text:p>
      <text:p text:style-name="P6"><text:span text:style-name="T5">Synergy:</text:span><text:span text:style-name="T4"> If you have 5 or more ranks in Use Rope, you get a +2 bonus on Climb checks made to climb a rope, a knotted rope, or a rope-and-wall combination.</text:span></text:p>
      <text:p text:style-name="P13"/>
      <text:p text:style-name="P6"><text:span text:style-name="T7">CONCENTRATION </text:span><text:span text:style-name="T4">(CON)</text:span></text:p>
      <text:p text:style-name="P6"><text:span text:style-name="T5">Check:</text:span><text:span text:style-name="T4"> You must make a Concentration check whenever you might potentially be distracted (by taking damage, by harsh weather, and so on) while engaged in some action that requires your full attention. Such actions include casting a spell, concentrating on an active spell, directing a spell, using a spell-like ability, or using a skill that would provoke an attack of opportunity. In general, if an action wouldn’t normally provoke an attack of opportunity, you need not make a Concentration check to avoid being distracted.</text:span></text:p>
      <text:p text:style-name="P6"><text:soft-page-break/><text:span text:style-name="T4">If the Concentration check succeeds, you may continue with the action as normal. If the check fails, the action automatically fails and is wasted. If you were in the process of casting a spell, the spell is lost. If you were concentrating on an active spell, the spell ends as if you had ceased concentrating on it. If you were directing a spell, the direction fails but the spell remains active. If you were using a spell-like ability, that use of the ability is lost. A skill use also fails, and in some cases a failed skill check may have other ramifications as well.</text:span></text:p>
      <text:p text:style-name="P6"><text:span text:style-name="T4">The table below summarizes various types of distractions that cause you to make a Concentration check. If the distraction occurs while you are trying to cast a spell, you must add the level of the spell you are trying to cast to the appropriate Concentration DC. If more than one type of distraction is present, make a check for each one; any failed Concentration check indicates that the task is not completed.</text:span></text:p>
      <text:p text:style-name="P10"/>
      <table:table table:name="Table8" table:style-name="Table8">
        <table:table-column table:style-name="Table8.A"/>
        <table:table-column table:style-name="Table8.B"/>
        <table:table-row table:style-name="Table8.1">
          <table:table-cell table:style-name="Table8.A1" office:value-type="string">
            <text:p text:style-name="P14"><text:span text:style-name="T5">Concentration DC</text:span><text:span text:style-name="T9">1</text:span><text:span text:style-name="T5"> </text:span></text:p>
          </table:table-cell>
          <table:table-cell table:style-name="Table8.A1" office:value-type="string">
            <text:p text:style-name="P14"><text:span text:style-name="T5">Distraction</text:span></text:p>
          </table:table-cell>
        </table:table-row>
        <table:table-row table:style-name="Table8.1">
          <table:table-cell table:style-name="Table8.A2" office:value-type="string">
            <text:p text:style-name="P14"><text:span text:style-name="T4">10 + damage dealt </text:span></text:p>
          </table:table-cell>
          <table:table-cell table:style-name="Table8.A2" office:value-type="string">
            <text:p text:style-name="P14"><text:span text:style-name="T4">Damaged during the action.</text:span><text:span text:style-name="T9">2</text:span></text:p>
          </table:table-cell>
        </table:table-row>
        <table:table-row table:style-name="Table8.1">
          <table:table-cell table:style-name="Table8.A2" office:value-type="string">
            <text:p text:style-name="P6"><text:span text:style-name="T4">10 + half of continuous </text:span></text:p>
          </table:table-cell>
          <table:table-cell table:style-name="Table8.A2" office:value-type="string">
            <text:p text:style-name="P6"><text:span text:style-name="T4">Taking continuous damage during the damage last dealt action.</text:span><text:span text:style-name="T9">3</text:span></text:p>
          </table:table-cell>
        </table:table-row>
        <table:table-row table:style-name="Table8.1">
          <table:table-cell table:style-name="Table8.A2" office:value-type="string">
            <text:p text:style-name="P6"><text:span text:style-name="T4">Distracting spell’s save DC </text:span></text:p>
          </table:table-cell>
          <table:table-cell table:style-name="Table8.A2" office:value-type="string">
            <text:p text:style-name="P6"><text:span text:style-name="T4">Distracted by nondamaging spell.</text:span><text:span text:style-name="T9">4</text:span></text:p>
          </table:table-cell>
        </table:table-row>
        <table:table-row table:style-name="Table8.1">
          <table:table-cell table:style-name="Table8.A2" office:value-type="string">
            <text:p text:style-name="P3"><text:span text:style-name="T4">10 </text:span></text:p>
          </table:table-cell>
          <table:table-cell table:style-name="Table8.A2" office:value-type="string">
            <text:p text:style-name="P3"><text:span text:style-name="T4">Vigorous motion (on a moving mount, taking a bouncy wagon ride, in a small boat in rough water, belowdecks in a stormtossed ship).</text:span></text:p>
          </table:table-cell>
        </table:table-row>
        <table:table-row table:style-name="Table8.1">
          <table:table-cell table:style-name="Table8.A2" office:value-type="string">
            <text:p text:style-name="P6"><text:span text:style-name="T4">15 </text:span></text:p>
          </table:table-cell>
          <table:table-cell table:style-name="Table8.A2" office:value-type="string">
            <text:p text:style-name="P6"><text:span text:style-name="T4">Violent motion (on a galloping horse, taking a very rough wagon ride, in a small boat in rapids, on the deck of a storm-tossed ship).</text:span></text:p>
          </table:table-cell>
        </table:table-row>
        <table:table-row table:style-name="Table8.1">
          <table:table-cell table:style-name="Table8.A2" office:value-type="string">
            <text:p text:style-name="P6"><text:span text:style-name="T4">20 </text:span></text:p>
          </table:table-cell>
          <table:table-cell table:style-name="Table8.A2" office:value-type="string">
            <text:p text:style-name="P6"><text:span text:style-name="T4">Extraordinarily violent motion (earthquake</text:span><text:span text:style-name="T6">)</text:span><text:span text:style-name="T4">.</text:span></text:p>
          </table:table-cell>
        </table:table-row>
        <table:table-row table:style-name="Table8.1">
          <table:table-cell table:style-name="Table8.A2" office:value-type="string">
            <text:p text:style-name="P6"><text:span text:style-name="T4">15 </text:span></text:p>
          </table:table-cell>
          <table:table-cell table:style-name="Table8.A2" office:value-type="string">
            <text:p text:style-name="P6"><text:span text:style-name="T4">Entangled.</text:span></text:p>
          </table:table-cell>
        </table:table-row>
        <table:table-row table:style-name="Table8.1">
          <table:table-cell table:style-name="Table8.A2" office:value-type="string">
            <text:p text:style-name="P6"><text:span text:style-name="T4">20 </text:span></text:p>
          </table:table-cell>
          <table:table-cell table:style-name="Table8.A2" office:value-type="string">
            <text:p text:style-name="P6"><text:span text:style-name="T4">Grappling or pinned. (You can cast only spells without somatic components for which you have any required material component in hand.)</text:span></text:p>
          </table:table-cell>
        </table:table-row>
        <table:table-row table:style-name="Table8.1">
          <table:table-cell table:style-name="Table8.A2" office:value-type="string">
            <text:p text:style-name="P6"><text:span text:style-name="T4">5 </text:span></text:p>
          </table:table-cell>
          <table:table-cell table:style-name="Table8.A2" office:value-type="string">
            <text:p text:style-name="P6"><text:span text:style-name="T4">Weather is a high wind carrying blinding rain or sleet.</text:span></text:p>
          </table:table-cell>
        </table:table-row>
        <table:table-row table:style-name="Table8.1">
          <table:table-cell table:style-name="Table8.A2" office:value-type="string">
            <text:p text:style-name="P6"><text:span text:style-name="T4">10 </text:span></text:p>
          </table:table-cell>
          <table:table-cell table:style-name="Table8.A2" office:value-type="string">
            <text:p text:style-name="P6"><text:span text:style-name="T4">Weather is wind-driven hail, dust, or debris.</text:span></text:p>
          </table:table-cell>
        </table:table-row>
        <table:table-row table:style-name="Table8.1">
          <table:table-cell table:style-name="Table8.A2" office:value-type="string">
            <text:p text:style-name="P6"><text:span text:style-name="T4">Distracting spell’s save DC </text:span></text:p>
          </table:table-cell>
          <table:table-cell table:style-name="Table8.A2" office:value-type="string">
            <text:p text:style-name="P6"><text:span text:style-name="T4">Weather caused by a spell, such as </text:span><text:span text:style-name="T6">storm of vengeance.</text:span><text:span text:style-name="T9">4</text:span></text:p>
          </table:table-cell>
        </table:table-row>
        <table:table-row table:style-name="Table8.13">
          <table:table-cell table:style-name="Table8.A2" table:number-columns-spanned="2" office:value-type="string">
            <text:p text:style-name="P4"><text:span text:style-name="T4">1 If you are trying to cast, concentrate on, or direct a spell when the distraction occurs, add the level of the spell to the indicated DC.</text:span></text:p>
          </table:table-cell>
          <table:covered-table-cell/>
        </table:table-row>
        <table:table-row table:style-name="Table8.13">
          <table:table-cell table:style-name="Table8.A2" table:number-columns-spanned="2" office:value-type="string">
            <text:p text:style-name="P6"><text:span text:style-name="T4">2 Such as during the casting of a spell with a casting time of 1 round or more, or the execution of an activity that takes more than a single full-round action (such as Disable Device). Also, damage stemming from an attack of opportunity or readied attack made in response to the spell being cast (for spells with a casting time of 1 action) or the action being taken (for activities requiring no more than a full-round action).</text:span></text:p>
          </table:table-cell>
          <table:covered-table-cell/>
        </table:table-row>
        <table:table-row table:style-name="Table8.13">
          <table:table-cell table:style-name="Table8.A2" table:number-columns-spanned="2" office:value-type="string">
            <text:p text:style-name="P6"><text:span text:style-name="T4">3 Such as from </text:span><text:span text:style-name="T6">acid arrow</text:span><text:span text:style-name="T4">.</text:span></text:p>
          </table:table-cell>
          <table:covered-table-cell/>
        </table:table-row>
        <table:table-row table:style-name="Table8.13">
          <table:table-cell table:style-name="Table8.A16" table:number-columns-spanned="2" office:value-type="string">
            <text:p text:style-name="P14"><text:span text:style-name="T4">4 If the spell allows no save, use the save DC it would have if it did allow a save.</text:span></text:p>
          </table:table-cell>
          <table:covered-table-cell/>
        </table:table-row>
      </table:table>
      <text:p text:style-name="P8"/>
      <text:p text:style-name="P6"><text:span text:style-name="T5">Action:</text:span><text:span text:style-name="T4"> None. Making a Concentration check doesn’t take an action; it is either a free action (when attempted reactively) or part of another action (when attempted actively).</text:span></text:p>
      <text:p text:style-name="P6"><text:span text:style-name="T5">Try Again:</text:span><text:span text:style-name="T4"> Yes, though a success doesn’t cancel the effect of a previous failure, such as the loss of a spell you were casting or the disruption of a spell you were concentrating on.</text:span></text:p>
      <text:p text:style-name="P6"><text:span text:style-name="T5">Special:</text:span><text:span text:style-name="T4"> You can use Concentration to cast a spell, use a spell-like ability, or use a skill defensively, so as to avoid attacks of opportunity altogether. This doesn’t apply to other actions that might provoke attacks of opportunity.</text:span></text:p>
      <text:p text:style-name="P6"><text:span text:style-name="T4">The DC of the check is 15 (plus the spell’s level, if casting a spell or using a spell-like ability defensively). If the Concentration check succeeds, you may attempt the action normally without provoking any attacks of opportunity. A successful Concentration check still doesn’t allow you to take 10 on another check if you are in a stressful situation; you must make the check normally. If the Concentration check fails, the related action also automatically fails (with any appropriate ramifications), and the action is wasted, just as if your concentration had been disrupted by a distraction. </text:span></text:p>
      <text:p text:style-name="P6"><text:soft-page-break/><text:span text:style-name="T4">A character with the Combat Casting feat gets a +4 bonus on Concentration checks made to cast a spell or use a spell-like ability while on the defensive or while grappling or pinned.</text:span></text:p>
      <text:p text:style-name="P13"/>
      <text:p text:style-name="P6"><text:span text:style-name="T7">CRAFT </text:span><text:span text:style-name="T4">(INT)</text:span></text:p>
      <text:p text:style-name="P6"><text:span text:style-name="T4">Like Knowledge, Perform, and Profession, Craft is actually a number of separate skills. You could have several Craft skills, each with its own ranks, each purchased as a separate skill.</text:span></text:p>
      <text:p text:style-name="P6"><text:span text:style-name="T4">A Craft skill is specifically focused on creating something. If nothing is created by the endeavor, it probably falls under the heading of a Profession skill.</text:span></text:p>
      <text:p text:style-name="P6"><text:span text:style-name="T5">Check:</text:span><text:span text:style-name="T4"> You can practice your trade and make a decent living, earning about half your check result in gold pieces per week of dedicated work. You know how to use the tools of your trade, how to perform the craft’s daily tasks, how to supervise untrained helpers, and how to handle common problems. (Untrained laborers and assistants earn an average of 1 silver piece per day.)</text:span></text:p>
      <text:p text:style-name="P6"><text:span text:style-name="T4">The basic function of the Craft skill, however, is to allow you to make an item of the appropriate type. The DC depends on the complexity of the item to be created. The DC, your check results, and the price of the item determine how long it takes to make a particular item. The item’s finished price also determines the cost of raw materials.</text:span></text:p>
      <text:p text:style-name="P6"><text:span text:style-name="T4">In some cases, the </text:span><text:span text:style-name="T6">fabricate </text:span><text:span text:style-name="T4">spell can be used to achieve the results of a Craft check with no actual check involved. However, you must make an appropriate Craft check when using the spell to make articles requiring a high degree of craftsmanship.</text:span></text:p>
      <text:p text:style-name="P6"><text:span text:style-name="T4">A successful Craft check related to woodworking in conjunction with the casting of the </text:span><text:span text:style-name="T6">ironwood </text:span><text:span text:style-name="T4">spell enables you to make wooden items that have the strength of steel.</text:span></text:p>
      <text:p text:style-name="P6"><text:span text:style-name="T4">When casting the spell </text:span><text:span text:style-name="T6">minor creation</text:span><text:span text:style-name="T4">, you must succeed on an appropriate Craft check to make a complex item.</text:span></text:p>
      <text:p text:style-name="P6"><text:span text:style-name="T4">All crafts require artisan’s tools to give the best chance of success. If improvised tools are used, the check is made with a –2 circumstance penalty. On the other hand, masterwork artisan’s tools provide a +2 circumstance bonus on the check.</text:span></text:p>
      <text:p text:style-name="P6"><text:span text:style-name="T4">To determine how much time and money it takes to make an item, follow these steps.</text:span></text:p>
      <text:p text:style-name="P6"><text:span text:style-name="T4">1. Find the item’s price. Put the price in silver pieces (1 gp = 10 sp).</text:span></text:p>
      <text:p text:style-name="P6"><text:span text:style-name="T4">2. Find the DC from the table below.</text:span></text:p>
      <text:p text:style-name="P6"><text:span text:style-name="T4">3. Pay one-third of the item’s price for the cost of raw materials.</text:span></text:p>
      <text:p text:style-name="P6"><text:span text:style-name="T4">4. Make an appropriate Craft check representing one week’s work. If the check succeeds, multiply your check result by the DC. If the result × the DC equals the price of the item in sp, then you have completed the item. (If the result × the DC equals double or triple the price of the item in silver pieces, then you’ve completed the task in one-half or one-third of the time. Other multiples of the DC reduce the time in the same manner.) If the result × the DC doesn’t equal the price, then it represents the progress you’ve made this week. Record the result and make a new Craft check for the next week. Each week, you make more progress until your total reaches the price of the item in silver pieces.</text:span></text:p>
      <text:p text:style-name="P6"><text:span text:style-name="T4">If you fail a check by 4 or less, you make no progress this week.</text:span></text:p>
      <text:p text:style-name="P6"><text:span text:style-name="T4">If you fail by 5 or more, you ruin half the raw materials and have to pay half the original raw material cost again.</text:span></text:p>
      <text:p text:style-name="P6"><text:span text:style-name="T6">Progress by the Day: </text:span><text:span text:style-name="T4">You can make checks by the day instead of by the week. In this case your progress (check result × DC) is in copper pieces instead of silver pieces.</text:span></text:p>
      <text:p text:style-name="P6"><text:span text:style-name="T6">Creating Masterwork Items: </text:span><text:span text:style-name="T4">You can make a masterwork item—a weapon, suit of armor, shield, or tool that conveys a bonus on its use through its exceptional craftsmanship, not through being magical. To create a masterwork item, you create the masterwork component as if it were a separate item in addition to the standard item. The masterwork component has its own price (300 gp for a weapon or 150 gp for a suit of armor or a shield) and a Craft DC of 20. Once both the standard component and the masterwork component are completed, the masterwork item is finished. </text:span><text:span text:style-name="T6">Note: </text:span><text:span text:style-name="T4">The cost you pay for the masterwork component is one-third of the given amount, just as it is for the cost in raw materials.</text:span></text:p>
      <text:p text:style-name="P6"><text:span text:style-name="T6">Repairing Items: </text:span><text:span text:style-name="T4">Generally, you can repair an item by making checks against the same DC that it took to make the item in the first place. The cost of repairing an item is one-fifth of the item’s price. </text:span></text:p>
      <text:p text:style-name="P8"/>
      <text:p text:style-name="P6"><text:span text:style-name="T4">When you use the Craft skill to make a particular sort of item, the DC for checks involving the creation of that item are typically as given on the following table.</text:span></text:p>
      <text:p text:style-name="P10"/>
      <table:table table:name="Table9" table:style-name="Table9">
        <table:table-column table:style-name="Table9.A"/>
        <table:table-column table:style-name="Table9.B"/>
        <table:table-column table:style-name="Table9.C"/>
        <table:table-row table:style-name="Table9.1">
          <table:table-cell table:style-name="Table9.A1" office:value-type="string">
            <text:h text:style-name="P18" text:outline-level="2"><text:span text:style-name="T4">Item </text:span></text:h>
          </table:table-cell>
          <table:table-cell table:style-name="Table9.A1" office:value-type="string">
            <text:h text:style-name="P18" text:outline-level="2"><text:span text:style-name="T4">Craft Skill </text:span></text:h>
          </table:table-cell>
          <table:table-cell table:style-name="Table9.A1" office:value-type="string">
            <text:h text:style-name="P18" text:outline-level="2"><text:span text:style-name="T4">Craft DC</text:span></text:h>
          </table:table-cell>
        </table:table-row>
        <table:table-row table:style-name="Table9.1">
          <table:table-cell table:style-name="Table9.A2" office:value-type="string">
            <text:p text:style-name="P14"><text:span text:style-name="T4">Acid </text:span></text:p>
          </table:table-cell>
          <table:table-cell table:style-name="Table9.A2" office:value-type="string">
            <text:p text:style-name="P14"><text:span text:style-name="T4">Alchemy</text:span><text:span text:style-name="T9">1</text:span><text:span text:style-name="T5"> </text:span></text:p>
          </table:table-cell>
          <table:table-cell table:style-name="Table9.A2" office:value-type="string">
            <text:p text:style-name="P14"><text:span text:style-name="T4">15</text:span></text:p>
          </table:table-cell>
        </table:table-row>
        <table:table-row table:style-name="Table9.1">
          <table:table-cell table:style-name="Table9.A2" office:value-type="string">
            <text:p text:style-name="P6"><text:span text:style-name="T4">Alchemist’s fire, smokestick, or tindertwig </text:span></text:p>
          </table:table-cell>
          <table:table-cell table:style-name="Table9.A2" office:value-type="string">
            <text:p text:style-name="P6"><text:span text:style-name="T4">Alchemy</text:span><text:span text:style-name="T9">1</text:span><text:span text:style-name="T5"> </text:span></text:p>
          </table:table-cell>
          <table:table-cell table:style-name="Table9.A2" office:value-type="string">
            <text:p text:style-name="P6"><text:span text:style-name="T4">20</text:span></text:p>
          </table:table-cell>
        </table:table-row>
        <table:table-row table:style-name="Table9.1">
          <table:table-cell table:style-name="Table9.A2" office:value-type="string">
            <text:p text:style-name="P6"><text:span text:style-name="T4">Antitoxin, sunrod, tanglefoot bag, or thunderstone </text:span></text:p>
          </table:table-cell>
          <table:table-cell table:style-name="Table9.A2" office:value-type="string">
            <text:p text:style-name="P6"><text:span text:style-name="T4">Alchemy</text:span><text:span text:style-name="T9">1</text:span><text:span text:style-name="T5"> </text:span></text:p>
          </table:table-cell>
          <table:table-cell table:style-name="Table9.A2" office:value-type="string">
            <text:p text:style-name="P6"><text:span text:style-name="T4">25</text:span></text:p>
          </table:table-cell>
        </table:table-row>
        <table:table-row table:style-name="Table9.1">
          <table:table-cell table:style-name="Table9.A2" office:value-type="string">
            <text:p text:style-name="P6"><text:span text:style-name="T4">Armor or shield </text:span></text:p>
          </table:table-cell>
          <table:table-cell table:style-name="Table9.A2" office:value-type="string">
            <text:p text:style-name="P6"><text:span text:style-name="T4">Armorsmithing </text:span></text:p>
          </table:table-cell>
          <table:table-cell table:style-name="Table9.A2" office:value-type="string">
            <text:p text:style-name="P6"><text:span text:style-name="T4">10 + AC bonus</text:span></text:p>
          </table:table-cell>
        </table:table-row>
        <table:table-row table:style-name="Table9.1">
          <table:table-cell table:style-name="Table9.A2" office:value-type="string">
            <text:p text:style-name="P6"><text:span text:style-name="T4">Longbow or shortbow </text:span></text:p>
          </table:table-cell>
          <table:table-cell table:style-name="Table9.A2" office:value-type="string">
            <text:p text:style-name="P6"><text:span text:style-name="T4">Bowmaking </text:span></text:p>
          </table:table-cell>
          <table:table-cell table:style-name="Table9.A2" office:value-type="string">
            <text:p text:style-name="P6"><text:span text:style-name="T4">12</text:span></text:p>
          </table:table-cell>
        </table:table-row>
        <table:table-row table:style-name="Table9.1">
          <table:table-cell table:style-name="Table9.A2" office:value-type="string">
            <text:p text:style-name="P6"><text:span text:style-name="T4">Composite longbow or composite shortbow</text:span></text:p>
          </table:table-cell>
          <table:table-cell table:style-name="Table9.A2" office:value-type="string">
            <text:p text:style-name="P6"><text:span text:style-name="T4">Bowmaking </text:span></text:p>
          </table:table-cell>
          <table:table-cell table:style-name="Table9.A2" office:value-type="string">
            <text:p text:style-name="P6"><text:span text:style-name="T4">15</text:span></text:p>
          </table:table-cell>
        </table:table-row>
        <text:soft-page-break/>
        <table:table-row table:style-name="Table9.1">
          <table:table-cell table:style-name="Table9.A2" office:value-type="string">
            <text:p text:style-name="P6"><text:span text:style-name="T4">Composite longbow or composite shortbow with high strength rating</text:span></text:p>
          </table:table-cell>
          <table:table-cell table:style-name="Table9.A2" office:value-type="string">
            <text:p text:style-name="P6"><text:span text:style-name="T4">Bowmaking </text:span></text:p>
          </table:table-cell>
          <table:table-cell table:style-name="Table9.A2" office:value-type="string">
            <text:p text:style-name="P6"><text:span text:style-name="T4">15 + (2 × rating)</text:span></text:p>
          </table:table-cell>
        </table:table-row>
        <table:table-row table:style-name="Table9.1">
          <table:table-cell table:style-name="Table9.A2" office:value-type="string">
            <text:p text:style-name="P6"><text:span text:style-name="T4">Crossbow </text:span></text:p>
          </table:table-cell>
          <table:table-cell table:style-name="Table9.A2" office:value-type="string">
            <text:p text:style-name="P6"><text:span text:style-name="T4">Weaponsmithing </text:span></text:p>
          </table:table-cell>
          <table:table-cell table:style-name="Table9.A2" office:value-type="string">
            <text:p text:style-name="P6"><text:span text:style-name="T4">15</text:span></text:p>
          </table:table-cell>
        </table:table-row>
        <table:table-row table:style-name="Table9.1">
          <table:table-cell table:style-name="Table9.A2" office:value-type="string">
            <text:p text:style-name="P6"><text:span text:style-name="T4">Simple melee or thrown weapon </text:span></text:p>
          </table:table-cell>
          <table:table-cell table:style-name="Table9.A2" office:value-type="string">
            <text:p text:style-name="P6"><text:span text:style-name="T4">Weaponsmithing </text:span></text:p>
          </table:table-cell>
          <table:table-cell table:style-name="Table9.A2" office:value-type="string">
            <text:p text:style-name="P6"><text:span text:style-name="T4">12</text:span></text:p>
          </table:table-cell>
        </table:table-row>
        <table:table-row table:style-name="Table9.1">
          <table:table-cell table:style-name="Table9.A2" office:value-type="string">
            <text:p text:style-name="P6"><text:span text:style-name="T4">Martial melee or thrown weapon </text:span></text:p>
          </table:table-cell>
          <table:table-cell table:style-name="Table9.A2" office:value-type="string">
            <text:p text:style-name="P6"><text:span text:style-name="T4">Weaponsmithing </text:span></text:p>
          </table:table-cell>
          <table:table-cell table:style-name="Table9.A2" office:value-type="string">
            <text:p text:style-name="P6"><text:span text:style-name="T4">15</text:span></text:p>
          </table:table-cell>
        </table:table-row>
        <table:table-row table:style-name="Table9.1">
          <table:table-cell table:style-name="Table9.A2" office:value-type="string">
            <text:p text:style-name="P6"><text:span text:style-name="T4">Exotic melee or thrown weapon </text:span></text:p>
          </table:table-cell>
          <table:table-cell table:style-name="Table9.A2" office:value-type="string">
            <text:p text:style-name="P6"><text:span text:style-name="T4">Weaponsmithing </text:span></text:p>
          </table:table-cell>
          <table:table-cell table:style-name="Table9.A2" office:value-type="string">
            <text:p text:style-name="P6"><text:span text:style-name="T4">18</text:span></text:p>
          </table:table-cell>
        </table:table-row>
        <table:table-row table:style-name="Table9.1">
          <table:table-cell table:style-name="Table9.A2" office:value-type="string">
            <text:p text:style-name="P6"><text:span text:style-name="T4">Mechanical trap </text:span></text:p>
          </table:table-cell>
          <table:table-cell table:style-name="Table9.A2" office:value-type="string">
            <text:p text:style-name="P6"><text:span text:style-name="T4">Trapmaking </text:span></text:p>
          </table:table-cell>
          <table:table-cell table:style-name="Table9.A2" office:value-type="string">
            <text:p text:style-name="P6"><text:span text:style-name="T4">Varies</text:span><text:span text:style-name="T9">2</text:span></text:p>
          </table:table-cell>
        </table:table-row>
        <table:table-row table:style-name="Table9.1">
          <table:table-cell table:style-name="Table9.A2" office:value-type="string">
            <text:p text:style-name="P6"><text:span text:style-name="T4">Very simple item (wooden spoon) </text:span></text:p>
          </table:table-cell>
          <table:table-cell table:style-name="Table9.A2" office:value-type="string">
            <text:p text:style-name="P6"><text:span text:style-name="T4">Varies</text:span></text:p>
          </table:table-cell>
          <table:table-cell table:style-name="Table9.A2" office:value-type="string">
            <text:p text:style-name="P6"><text:span text:style-name="T4">5</text:span></text:p>
          </table:table-cell>
        </table:table-row>
        <text:soft-page-break/>
        <table:table-row table:style-name="Table9.1">
          <table:table-cell table:style-name="Table9.A2" office:value-type="string">
            <text:p text:style-name="P6"><text:span text:style-name="T4">Typical item (iron pot) </text:span></text:p>
          </table:table-cell>
          <table:table-cell table:style-name="Table9.A2" office:value-type="string">
            <text:p text:style-name="P6"><text:span text:style-name="T4">Varies </text:span></text:p>
          </table:table-cell>
          <table:table-cell table:style-name="Table9.A2" office:value-type="string">
            <text:p text:style-name="P6"><text:span text:style-name="T4">10</text:span></text:p>
          </table:table-cell>
        </table:table-row>
        <table:table-row table:style-name="Table9.1">
          <table:table-cell table:style-name="Table9.A2" office:value-type="string">
            <text:p text:style-name="P6"><text:span text:style-name="T4">High-quality item (bell)</text:span></text:p>
          </table:table-cell>
          <table:table-cell table:style-name="Table9.A2" office:value-type="string">
            <text:p text:style-name="P6"><text:span text:style-name="T4">Varies </text:span></text:p>
          </table:table-cell>
          <table:table-cell table:style-name="Table9.A2" office:value-type="string">
            <text:p text:style-name="P6"><text:span text:style-name="T4">15</text:span></text:p>
          </table:table-cell>
        </table:table-row>
        <table:table-row table:style-name="Table9.1">
          <table:table-cell table:style-name="Table9.A2" office:value-type="string">
            <text:p text:style-name="P6"><text:span text:style-name="T4">Complex or superior item (lock) </text:span></text:p>
          </table:table-cell>
          <table:table-cell table:style-name="Table9.A2" office:value-type="string">
            <text:p text:style-name="P6"><text:span text:style-name="T4">Varies </text:span></text:p>
          </table:table-cell>
          <table:table-cell table:style-name="Table9.A2" office:value-type="string">
            <text:p text:style-name="P6"><text:span text:style-name="T4">20</text:span></text:p>
          </table:table-cell>
        </table:table-row>
        <table:table-row table:style-name="Table9.18">
          <table:table-cell table:style-name="Table9.A2" table:number-columns-spanned="3" office:value-type="string">
            <text:p text:style-name="P14"><text:span text:style-name="T4">1 You must be a spellcaster to craft any of these items.</text:span></text:p>
          </table:table-cell>
          <table:covered-table-cell/>
          <table:covered-table-cell/>
        </table:table-row>
        <table:table-row table:style-name="Table9.18">
          <table:table-cell table:style-name="Table9.A19" table:number-columns-spanned="3" office:value-type="string">
            <text:p text:style-name="P14"><text:span text:style-name="T4">2 Traps have their own rules for construction.</text:span></text:p>
          </table:table-cell>
          <table:covered-table-cell/>
          <table:covered-table-cell/>
        </table:table-row>
      </table:table>
      <text:p text:style-name="P10"/>
      <text:p text:style-name="P6"><text:span text:style-name="T5">Action:</text:span><text:span text:style-name="T4"> Does not apply. Craft checks are made by the day or week (see above).</text:span></text:p>
      <text:p text:style-name="P6"><text:span text:style-name="T5">Try Again:</text:span><text:span text:style-name="T4"> Yes, but each time you miss by 5 or more, you ruin half the raw materials and have to pay half the original raw material cost again.</text:span></text:p>
      <text:p text:style-name="P6"><text:span text:style-name="T5">Special:</text:span><text:span text:style-name="T4"> A dwarf has a +2 racial bonus on Craft checks that are related to stone or metal, because dwarves are especially capable with stonework and metalwork.</text:span></text:p>
      <text:p text:style-name="P6"><text:span text:style-name="T4">A gnome has a +2 racial bonus on Craft (alchemy) checks because gnomes have sensitive noses.</text:span></text:p>
      <text:p text:style-name="P6"><text:span text:style-name="T4">You may voluntarily add +10 to the indicated DC to craft an item. This allows you to create the item more quickly (since you’ll be multiplying this higher DC by your Craft check result to determine progress). You must decide whether to increase the DC before you make each weekly or daily check.</text:span></text:p>
      <text:p text:style-name="P6"><text:span text:style-name="T4">To make an item using Craft (alchemy), you must have alchemical equipment and be a spellcaster. If you are working in a city, you can buy what you need as part of the raw materials cost to make the item, but alchemical equipment is difficult or impossible to come by in some places. Purchasing and maintaining an alchemist’s lab grants a +2 circumstance bonus on Craft (alchemy) checks because you have the perfect tools for the job, but it does not affect the cost of any items made using the skill.</text:span></text:p>
      <text:p text:style-name="P6"><text:span text:style-name="T5">Synergy:</text:span><text:span text:style-name="T4"> If you have 5 ranks in a Craft skill, you get a +2 bonus on Appraise checks related to items made with that Craft skill.</text:span></text:p>
      <text:p text:style-name="P8"/>
      <text:p text:style-name="P6"><text:span text:style-name="T7">DECIPHER SCRIPT </text:span><text:span text:style-name="T4">(INT; TRAINED ONLY)</text:span></text:p>
      <text:p text:style-name="P6"><text:span text:style-name="T5">Check:</text:span><text:span text:style-name="T4"> You can decipher writing in an unfamiliar language or a message written in an incomplete or archaic form. The base DC is 20 for the simplest messages, 25 for standard texts, and 30 or higher for intricate, exotic, or very old writing.</text:span></text:p>
      <text:p text:style-name="P6"><text:span text:style-name="T4">If the check succeeds, you understand the general content of a piece of writing about one page long (or the equivalent). If the check fails, make a DC 5 Wisdom check to see if you avoid drawing a false conclusion about the text. (Success means that you do not draw a false conclusion; failure means that you do.)</text:span></text:p>
      <text:p text:style-name="P6"><text:span text:style-name="T4">Both the Decipher Script check and (if necessary) the Wisdom check are made secretly, so that you can’t tell whether the conclusion you draw is true or false.</text:span></text:p>
      <text:p text:style-name="P6"><text:span text:style-name="T5">Action:</text:span><text:span text:style-name="T4"> Deciphering the equivalent of a single page of script takes 1 minute (ten consecutive full-round actions).</text:span></text:p>
      <text:p text:style-name="P6"><text:span text:style-name="T5">Try Again:</text:span><text:span text:style-name="T4"> No.</text:span></text:p>
      <text:p text:style-name="P6"><text:span text:style-name="T5">Special:</text:span><text:span text:style-name="T4"> A character with the Diligent feat gets a +2 bonus on Decipher Script checks.</text:span></text:p>
      <text:p text:style-name="P6"><text:span text:style-name="T5">Synergy:</text:span><text:span text:style-name="T4"> If you have 5 or more ranks in Decipher Script, you get a +2 bonus on Use Magic Device checks involving scrolls.</text:span></text:p>
      <text:p text:style-name="P13"/>
      <text:p text:style-name="P6"><text:span text:style-name="T7">DIPLOMACY </text:span><text:span text:style-name="T4">(CHA)</text:span></text:p>
      <text:p text:style-name="P6"><text:span text:style-name="T5">Check:</text:span><text:span text:style-name="T4"> You can change the attitudes of others (nonplayer characters) with a successful Diplomacy check; see the Influencing NPC Attitudes sidebar, below, for basic DCs. In negotiations, participants roll opposed Diplomacy checks, and the winner gains the advantage. Opposed checks also resolve situations when two advocates or diplomats plead opposite cases in a hearing before a third party.</text:span></text:p>
      <text:p text:style-name="P6"><text:span text:style-name="T5">Action:</text:span><text:span text:style-name="T4"> Changing others’ attitudes with Diplomacy generally takes at least 1 full minute (10 consecutive full-round actions). In some situations, this time requirement may greatly increase. A rushed Diplomacy check can be made as a full-round action, but you take a –10 penalty on the check.</text:span></text:p>
      <text:p text:style-name="P6"><text:span text:style-name="T5">Try Again:</text:span><text:span text:style-name="T4"> Optional, but not recommended because retries usually do not work. Even if the initial Diplomacy check succeeds, the other character can be persuaded only so far, and a retry may do more harm than good. If the initial check fails, the other character has probably become more firmly committed to his position, and a retry is futile.</text:span></text:p>
      <text:p text:style-name="P6"><text:span text:style-name="T5">Special:</text:span><text:span text:style-name="T4"> A half-elf has a +2 racial bonus on Diplomacy checks.</text:span></text:p>
      <text:p text:style-name="P6"><text:soft-page-break/><text:span text:style-name="T4">If you have the Negotiator feat, you get a +2 bonus on Diplomacy checks.</text:span></text:p>
      <text:p text:style-name="P6"><text:span text:style-name="T5">Synergy:</text:span><text:span text:style-name="T4"> If you have 5 or more ranks in Bluff, Knowledge (nobility and royalty), or Sense Motive, you get a +2 bonus on Diplomacy checks.</text:span></text:p>
      <text:p text:style-name="P8"/>
      <text:p text:style-name="P6"><text:span text:style-name="T4">INFLUENCING NPC ATTITUDES</text:span></text:p>
      <text:p text:style-name="P6"><text:span text:style-name="T4">Use the table below to determine the effectiveness of Diplomacy checks (or Charisma checks) made to influence the attitude of a nonplayer character, or wild empathy checks made to influence the attitude of an animal or magical beast.</text:span></text:p>
      <text:p text:style-name="P8"/>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4"><text:span text:style-name="T5">Initial Attitude</text:span></text:p>
          </table:table-cell>
          <table:table-cell table:style-name="Table10.A1" table:number-columns-spanned="5" office:value-type="string">
            <text:p text:style-name="P14"><text:span text:style-name="T5">————— New Attitude (DC to achieve)—————</text:span></text:p>
          </table:table-cell>
          <table:covered-table-cell/>
          <table:covered-table-cell/>
          <table:covered-table-cell/>
          <table:covered-table-cell/>
        </table:table-row>
        <table:table-row table:style-name="Table10.1">
          <table:table-cell table:style-name="Table10.A2" office:value-type="string">
            <text:p text:style-name="P14"><text:span text:style-name="T5"><text:s/></text:span></text:p>
          </table:table-cell>
          <table:table-cell table:style-name="Table10.A2" office:value-type="string">
            <text:p text:style-name="P16"><text:span text:style-name="T5">Hostile</text:span></text:p>
          </table:table-cell>
          <table:table-cell table:style-name="Table10.A2" office:value-type="string">
            <text:p text:style-name="P16"><text:span text:style-name="T5">Unfriendly</text:span></text:p>
          </table:table-cell>
          <table:table-cell table:style-name="Table10.A2" office:value-type="string">
            <text:p text:style-name="P16"><text:span text:style-name="T5">Indifferent</text:span></text:p>
          </table:table-cell>
          <table:table-cell table:style-name="Table10.A2" office:value-type="string">
            <text:p text:style-name="P16"><text:span text:style-name="T5">Friendly</text:span></text:p>
          </table:table-cell>
          <table:table-cell table:style-name="Table10.A2" office:value-type="string">
            <text:p text:style-name="P16"><text:span text:style-name="T5">Helpful</text:span></text:p>
          </table:table-cell>
        </table:table-row>
        <table:table-row table:style-name="Table10.1">
          <table:table-cell table:style-name="Table10.A2" office:value-type="string">
            <text:p text:style-name="P6"><text:span text:style-name="T4">Hostile</text:span></text:p>
          </table:table-cell>
          <table:table-cell table:style-name="Table10.A2" office:value-type="string">
            <text:p text:style-name="P15"><text:span text:style-name="T4">Less than 20</text:span></text:p>
          </table:table-cell>
          <table:table-cell table:style-name="Table10.A2" office:value-type="string">
            <text:p text:style-name="P15"><text:span text:style-name="T4">20</text:span></text:p>
          </table:table-cell>
          <table:table-cell table:style-name="Table10.A2" office:value-type="string">
            <text:p text:style-name="P15"><text:span text:style-name="T4">25</text:span></text:p>
          </table:table-cell>
          <table:table-cell table:style-name="Table10.A2" office:value-type="string">
            <text:p text:style-name="P15"><text:span text:style-name="T4">35</text:span></text:p>
          </table:table-cell>
          <table:table-cell table:style-name="Table10.A2" office:value-type="string">
            <text:p text:style-name="P15"><text:span text:style-name="T4">50</text:span></text:p>
          </table:table-cell>
        </table:table-row>
        <table:table-row table:style-name="Table10.1">
          <table:table-cell table:style-name="Table10.A2" office:value-type="string">
            <text:p text:style-name="P6"><text:span text:style-name="T4">Unfriendly</text:span></text:p>
          </table:table-cell>
          <table:table-cell table:style-name="Table10.A2" office:value-type="string">
            <text:p text:style-name="P15"><text:span text:style-name="T4">Less than 5</text:span></text:p>
          </table:table-cell>
          <table:table-cell table:style-name="Table10.A2" office:value-type="string">
            <text:p text:style-name="P15"><text:span text:style-name="T4">5</text:span></text:p>
          </table:table-cell>
          <table:table-cell table:style-name="Table10.A2" office:value-type="string">
            <text:p text:style-name="P15"><text:span text:style-name="T4">15</text:span></text:p>
          </table:table-cell>
          <table:table-cell table:style-name="Table10.A2" office:value-type="string">
            <text:p text:style-name="P15"><text:span text:style-name="T4">25</text:span></text:p>
          </table:table-cell>
          <table:table-cell table:style-name="Table10.A2" office:value-type="string">
            <text:p text:style-name="P15"><text:span text:style-name="T4">40</text:span></text:p>
          </table:table-cell>
        </table:table-row>
        <table:table-row table:style-name="Table10.1">
          <table:table-cell table:style-name="Table10.A2" office:value-type="string">
            <text:p text:style-name="P6"><text:span text:style-name="T4">Indifferent</text:span></text:p>
          </table:table-cell>
          <table:table-cell table:style-name="Table10.A2" office:value-type="string">
            <text:p text:style-name="P15"><text:span text:style-name="T4">—</text:span></text:p>
          </table:table-cell>
          <table:table-cell table:style-name="Table10.A2" office:value-type="string">
            <text:p text:style-name="P15"><text:span text:style-name="T4">Less than 1</text:span></text:p>
          </table:table-cell>
          <table:table-cell table:style-name="Table10.A2" office:value-type="string">
            <text:p text:style-name="P15"><text:span text:style-name="T4">1</text:span></text:p>
          </table:table-cell>
          <table:table-cell table:style-name="Table10.A2" office:value-type="string">
            <text:p text:style-name="P15"><text:span text:style-name="T4">15</text:span></text:p>
          </table:table-cell>
          <table:table-cell table:style-name="Table10.A2" office:value-type="string">
            <text:p text:style-name="P15"><text:span text:style-name="T4">30</text:span></text:p>
          </table:table-cell>
        </table:table-row>
        <table:table-row table:style-name="Table10.1">
          <table:table-cell table:style-name="Table10.A2" office:value-type="string">
            <text:p text:style-name="P6"><text:span text:style-name="T4">Friendly</text:span></text:p>
          </table:table-cell>
          <table:table-cell table:style-name="Table10.A2" office:value-type="string">
            <text:p text:style-name="P15"><text:span text:style-name="T4">—</text:span></text:p>
          </table:table-cell>
          <table:table-cell table:style-name="Table10.A2" office:value-type="string">
            <text:p text:style-name="P15"><text:span text:style-name="T4">—</text:span></text:p>
          </table:table-cell>
          <table:table-cell table:style-name="Table10.A2" office:value-type="string">
            <text:p text:style-name="P15"><text:span text:style-name="T4">Less than 1</text:span></text:p>
          </table:table-cell>
          <table:table-cell table:style-name="Table10.A2" office:value-type="string">
            <text:p text:style-name="P15"><text:span text:style-name="T4">1</text:span></text:p>
          </table:table-cell>
          <table:table-cell table:style-name="Table10.A2" office:value-type="string">
            <text:p text:style-name="P15"><text:span text:style-name="T4">20</text:span></text:p>
          </table:table-cell>
        </table:table-row>
        <table:table-row table:style-name="Table10.1">
          <table:table-cell table:style-name="Table10.A7" office:value-type="string">
            <text:p text:style-name="P14"><text:span text:style-name="T4">Helpful</text:span></text:p>
          </table:table-cell>
          <table:table-cell table:style-name="Table10.A7" office:value-type="string">
            <text:p text:style-name="P16"><text:span text:style-name="T4">—</text:span></text:p>
          </table:table-cell>
          <table:table-cell table:style-name="Table10.A7" office:value-type="string">
            <text:p text:style-name="P16"><text:span text:style-name="T4">—</text:span></text:p>
          </table:table-cell>
          <table:table-cell table:style-name="Table10.A7" office:value-type="string">
            <text:p text:style-name="P16"><text:span text:style-name="T4">—</text:span></text:p>
          </table:table-cell>
          <table:table-cell table:style-name="Table10.A7" office:value-type="string">
            <text:p text:style-name="P16"><text:span text:style-name="T4">Less than 1</text:span></text:p>
          </table:table-cell>
          <table:table-cell table:style-name="Table10.A7" office:value-type="string">
            <text:p text:style-name="P16"><text:span text:style-name="T4">1</text:span></text:p>
          </table:table-cell>
        </table:table-row>
      </table:table>
      <text:p text:style-name="P10"/>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text:span text:style-name="T5">Attitude </text:span></text:p>
          </table:table-cell>
          <table:table-cell table:style-name="Table11.A1" office:value-type="string">
            <text:p text:style-name="P14"><text:span text:style-name="T5">Means </text:span></text:p>
          </table:table-cell>
          <table:table-cell table:style-name="Table11.A1" office:value-type="string">
            <text:p text:style-name="P14"><text:span text:style-name="T5">Possible Actions</text:span></text:p>
          </table:table-cell>
        </table:table-row>
        <table:table-row table:style-name="Table11.1">
          <table:table-cell table:style-name="Table11.A2" office:value-type="string">
            <text:p text:style-name="P14"><text:span text:style-name="T4">Hostile </text:span></text:p>
          </table:table-cell>
          <table:table-cell table:style-name="Table11.A2" office:value-type="string">
            <text:p text:style-name="P14"><text:span text:style-name="T4">Will take risks to hurt you </text:span></text:p>
          </table:table-cell>
          <table:table-cell table:style-name="Table11.A2" office:value-type="string">
            <text:p text:style-name="P14"><text:span text:style-name="T4">Attack, interfere, berate, flee</text:span></text:p>
          </table:table-cell>
        </table:table-row>
        <table:table-row table:style-name="Table11.1">
          <table:table-cell table:style-name="Table11.A2" office:value-type="string">
            <text:p text:style-name="P6"><text:span text:style-name="T4">Unfriendly </text:span></text:p>
          </table:table-cell>
          <table:table-cell table:style-name="Table11.A2" office:value-type="string">
            <text:p text:style-name="P6"><text:span text:style-name="T4">Wishes you ill </text:span></text:p>
          </table:table-cell>
          <table:table-cell table:style-name="Table11.A2" office:value-type="string">
            <text:p text:style-name="P6"><text:span text:style-name="T4">Mislead, gossip, avoid, watch suspiciously, insult</text:span></text:p>
          </table:table-cell>
        </table:table-row>
        <table:table-row table:style-name="Table11.1">
          <table:table-cell table:style-name="Table11.A2" office:value-type="string">
            <text:p text:style-name="P6"><text:span text:style-name="T4">Indifferent </text:span></text:p>
          </table:table-cell>
          <table:table-cell table:style-name="Table11.A2" office:value-type="string">
            <text:p text:style-name="P6"><text:span text:style-name="T4">Doesn’t much care </text:span></text:p>
          </table:table-cell>
          <table:table-cell table:style-name="Table11.A2" office:value-type="string">
            <text:p text:style-name="P6"><text:span text:style-name="T4">Socially expected interaction</text:span></text:p>
          </table:table-cell>
        </table:table-row>
        <table:table-row table:style-name="Table11.1">
          <table:table-cell table:style-name="Table11.A2" office:value-type="string">
            <text:p text:style-name="P6"><text:span text:style-name="T4">Friendly </text:span></text:p>
          </table:table-cell>
          <table:table-cell table:style-name="Table11.A2" office:value-type="string">
            <text:p text:style-name="P6"><text:span text:style-name="T4">Wishes you well </text:span></text:p>
          </table:table-cell>
          <table:table-cell table:style-name="Table11.A2" office:value-type="string">
            <text:p text:style-name="P6"><text:span text:style-name="T4">Chat, advise, offer limited help, advocate</text:span></text:p>
          </table:table-cell>
        </table:table-row>
        <table:table-row table:style-name="Table11.1">
          <table:table-cell table:style-name="Table11.A6" office:value-type="string">
            <text:p text:style-name="P14"><text:span text:style-name="T4">Helpful </text:span></text:p>
          </table:table-cell>
          <table:table-cell table:style-name="Table11.A6" office:value-type="string">
            <text:p text:style-name="P14"><text:span text:style-name="T4">Will take risks to help you </text:span></text:p>
          </table:table-cell>
          <table:table-cell table:style-name="Table11.A6" office:value-type="string">
            <text:p text:style-name="P14"><text:span text:style-name="T4">Protect, back up, heal, aid</text:span></text:p>
          </table:table-cell>
        </table:table-row>
      </table:table>
      <text:p text:style-name="P13"/>
      <text:p text:style-name="P6"><text:span text:style-name="T7">DISABLE DEVICE </text:span><text:span text:style-name="T4">(INT; TRAINED ONLY)</text:span></text:p>
      <text:p text:style-name="P6"><text:span text:style-name="T5">Check:</text:span><text:span text:style-name="T4"> The Disable Device check is made secretly, so that you don’t necessarily know whether you’ve succeeded.</text:span></text:p>
      <text:p text:style-name="P6"><text:span text:style-name="T4">The DC depends on how tricky the device is. Disabling (or rigging or jamming) a fairly simple device has a DC of 10; more intricate and complex devices have higher DCs.</text:span></text:p>
      <text:p text:style-name="P6"><text:soft-page-break/><text:span text:style-name="T4">If the check succeeds, you disable the device. If it fails by 4 or less, you have failed but can try again. If you fail by 5 or more, something goes wrong. If the device is a trap, you spring it. If you’re attempting some sort of sabotage, you think the device is disabled, but it still works normally.</text:span></text:p>
      <text:p text:style-name="P6"><text:span text:style-name="T4">You also can rig simple devices such as saddles or wagon wheels to work normally for a while and then fail or fall off some time later (usually after 1d4 rounds or minutes of use).</text:span></text:p>
      <text:p text:style-name="P10"/>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4"><text:span text:style-name="T7">Device </text:span></text:p>
          </table:table-cell>
          <table:table-cell table:style-name="Table12.A1" office:value-type="string">
            <text:h text:style-name="P25" text:outline-level="5"><text:span text:style-name="T1">Time </text:span></text:h>
          </table:table-cell>
          <table:table-cell table:style-name="Table12.A1" office:value-type="string">
            <text:h text:style-name="P24" text:outline-level="5"><text:span text:style-name="T7">Disable Device DC</text:span><text:span text:style-name="T10">1</text:span></text:h>
          </table:table-cell>
          <table:table-cell table:style-name="Table12.A1" office:value-type="string">
            <text:h text:style-name="P25" text:outline-level="5"><text:span text:style-name="T7">Example</text:span></text:h>
          </table:table-cell>
        </table:table-row>
        <table:table-row table:style-name="Table12.1">
          <table:table-cell table:style-name="Table12.A2" office:value-type="string">
            <text:p text:style-name="P14"><text:span text:style-name="T4">Simple</text:span></text:p>
          </table:table-cell>
          <table:table-cell table:style-name="Table12.A2" office:value-type="string">
            <text:p text:style-name="P14"><text:span text:style-name="T4">1 round</text:span></text:p>
          </table:table-cell>
          <table:table-cell table:style-name="Table12.A2" office:value-type="string">
            <text:p text:style-name="P16"><text:span text:style-name="T4">10</text:span></text:p>
          </table:table-cell>
          <table:table-cell table:style-name="Table12.A2" office:value-type="string">
            <text:p text:style-name="P14"><text:span text:style-name="T4">Jam a lock</text:span></text:p>
          </table:table-cell>
        </table:table-row>
        <table:table-row table:style-name="Table12.1">
          <table:table-cell table:style-name="Table12.A2" office:value-type="string">
            <text:p text:style-name="P6"><text:span text:style-name="T4">Tricky</text:span></text:p>
          </table:table-cell>
          <table:table-cell table:style-name="Table12.A2" office:value-type="string">
            <text:p text:style-name="P6"><text:span text:style-name="T4">1d4 rounds</text:span></text:p>
          </table:table-cell>
          <table:table-cell table:style-name="Table12.A2" office:value-type="string">
            <text:p text:style-name="P15"><text:span text:style-name="T4">15</text:span></text:p>
          </table:table-cell>
          <table:table-cell table:style-name="Table12.A2" office:value-type="string">
            <text:p text:style-name="P6"><text:span text:style-name="T4">Sabotage a wagon wheel</text:span></text:p>
          </table:table-cell>
        </table:table-row>
        <table:table-row table:style-name="Table12.1">
          <table:table-cell table:style-name="Table12.A2" office:value-type="string">
            <text:p text:style-name="P6"><text:span text:style-name="T4">Difficult</text:span></text:p>
          </table:table-cell>
          <table:table-cell table:style-name="Table12.A2" office:value-type="string">
            <text:p text:style-name="P6"><text:span text:style-name="T4">2d4 rounds</text:span></text:p>
          </table:table-cell>
          <table:table-cell table:style-name="Table12.A2" office:value-type="string">
            <text:p text:style-name="P15"><text:span text:style-name="T4">20</text:span></text:p>
          </table:table-cell>
          <table:table-cell table:style-name="Table12.A2" office:value-type="string">
            <text:p text:style-name="P6"><text:span text:style-name="T4">Disarm a trap, reset a trap</text:span></text:p>
          </table:table-cell>
        </table:table-row>
        <table:table-row table:style-name="Table12.1">
          <table:table-cell table:style-name="Table12.A2" office:value-type="string">
            <text:p text:style-name="P6"><text:span text:style-name="T4">Wicked</text:span></text:p>
          </table:table-cell>
          <table:table-cell table:style-name="Table12.A2" office:value-type="string">
            <text:p text:style-name="P6"><text:span text:style-name="T4">2d4 rounds</text:span></text:p>
          </table:table-cell>
          <table:table-cell table:style-name="Table12.A2" office:value-type="string">
            <text:p text:style-name="P15"><text:span text:style-name="T4">25</text:span></text:p>
          </table:table-cell>
          <table:table-cell table:style-name="Table12.A2" office:value-type="string">
            <text:p text:style-name="P6"><text:span text:style-name="T4">Disarm a complex trap, cleverly sabotage a clockwork device</text:span></text:p>
          </table:table-cell>
        </table:table-row>
        <table:table-row table:style-name="Table12.6">
          <table:table-cell table:style-name="Table12.A6" table:number-columns-spanned="4" office:value-type="string">
            <text:p text:style-name="P14"><text:span text:style-name="T4">1If you attempt to leave behind no trace of your tampering, add 5 to the DC.</text:span></text:p>
          </table:table-cell>
          <table:covered-table-cell/>
          <table:covered-table-cell/>
          <table:covered-table-cell/>
        </table:table-row>
      </table:table>
      <text:p text:style-name="P10"/>
      <text:p text:style-name="P6"><text:span text:style-name="T5">Action:</text:span><text:span text:style-name="T4"> The amount of time needed to make a Disable Device check depends on the task, as noted above. Disabling a simple device takes 1 round and is a full-round action. An intricate or complex device requires 1d4 or 2d4 rounds.</text:span></text:p>
      <text:p text:style-name="P6"><text:span text:style-name="T5">Try Again:</text:span><text:span text:style-name="T4"> Varies. You can retry if you have missed the check by 4 or less, though you must be aware that you have failed in order to try again.</text:span></text:p>
      <text:p text:style-name="P6"><text:span text:style-name="T5">Special:</text:span><text:span text:style-name="T4"> If you have the Nimble Fingers feat, you get a +2 bonus on Disable Device checks.</text:span></text:p>
      <text:p text:style-name="P6"><text:span text:style-name="T4">A rogue who beats a trap’s DC by 10 or more can study the trap, figure out how it works, and bypass it (along with her companions) without disarming it.</text:span></text:p>
      <text:p text:style-name="P6"><text:span text:style-name="T5">Restriction:</text:span><text:span text:style-name="T4"> Rogues (and other characters with the trapfinding class feature) can disarm magic traps. A magic trap generally has a DC of 25 + the spell level of the magic used to create it.</text:span></text:p>
      <text:p text:style-name="P6"><text:span text:style-name="T4">The spells </text:span><text:span text:style-name="T6">fire trap, glyph of warding, symbol, </text:span><text:span text:style-name="T4">and </text:span><text:span text:style-name="T6">teleportation circle </text:span><text:span text:style-name="T4">also create traps that a rogue can disarm with a successful Disable Device check. </text:span><text:span text:style-name="T6">Spike growth </text:span><text:span text:style-name="T4">and </text:span><text:span text:style-name="T6">spike stones, </text:span><text:span text:style-name="T4">however, create magic traps against which Disable Device checks do not succeed. See the individual spell descriptions for details.</text:span></text:p>
      <text:p text:style-name="P8"/>
      <text:p text:style-name="P6"><text:span text:style-name="T4">OTHER WAYS TO BEAT A TRAP</text:span></text:p>
      <text:p text:style-name="P6"><text:span text:style-name="T4">It’s possible to ruin many traps without making a Disable Device check.</text:span></text:p>
      <text:p text:style-name="P3"><text:span text:style-name="T5">Ranged Attack Traps: </text:span><text:span text:style-name="T4">Once a trap’s location is known, the obvious way to ruin it is to smash the mechanism—assuming the mechanism can be accessed. Failing that, it’s possible to plug up the holes from which the projectiles emerge. Doing this prevents the trap from firing unless its ammunition does enough damage to break through the plugs.</text:span></text:p>
      <text:p text:style-name="P6"><text:span text:style-name="T5">Melee Attack Traps: </text:span><text:span text:style-name="T4">These devices can be thwarted by smashing the mechanism or blocking the weapons, as noted above. Alternatively, if a character studies the trap as it triggers, he might be able to time his dodges just right to avoid damage. A character who is doing nothing but studying a trap when it first goes off gains a +4 dodge bonus against its attacks if it is triggered again within the next minute.</text:span></text:p>
      <text:p text:style-name="P6"><text:span text:style-name="T5">Pits: </text:span><text:span text:style-name="T4">Disabling a pit trap generally ruins only the trapdoor, making it an uncovered pit. Filling in the pit or building a makeshift bridge across it is an application of manual labor, not the Disable Device skill. Characters could neutralize any spikes at the bottom of a pit by attacking them—they break just as daggers do.</text:span></text:p>
      <text:p text:style-name="P6"><text:span text:style-name="T5">Magic Traps: </text:span><text:span text:style-name="T6">Dispel magic </text:span><text:span text:style-name="T4">helps here. Someone who succeeds on a caster level check against the level of the trap’s creator suppresses the trap for 1d4 rounds. This works only with a targeted </text:span><text:span text:style-name="T6">dispel magic, </text:span><text:span text:style-name="T4">not the area version (see the spell description).</text:span></text:p>
      <text:p text:style-name="P13"/>
      <text:p text:style-name="P6"><text:soft-page-break/><text:span text:style-name="T7">DISGUISE </text:span><text:span text:style-name="T4">(CHA)</text:span></text:p>
      <text:p text:style-name="P6"><text:span text:style-name="T5">Check:</text:span><text:span text:style-name="T4"> Your Disguise check result determines how good the disguise is, and it is opposed by others’ Spot check results. If you don’t draw any attention to yourself, others do not get to make Spot checks. If you come to the attention of people who are suspicious (such as a guard who is watching commoners walking through a city gate), it can be assumed that such observers are taking 10 on their Spot checks.</text:span></text:p>
      <text:p text:style-name="P6"><text:span text:style-name="T4">You get only one Disguise check per use of the skill, even if several people are making Spot checks against it. The Disguise check is made secretly, so that you can’t be sure how good the result is.</text:span></text:p>
      <text:p text:style-name="P6"><text:span text:style-name="T4">The effectiveness of your disguise depends in part on how much you’re attempting to change your appearance.</text:span></text:p>
      <text:p text:style-name="P10"/>
      <table:table table:name="Table13" table:style-name="Table13">
        <table:table-column table:style-name="Table13.A"/>
        <table:table-column table:style-name="Table13.B"/>
        <table:table-row table:style-name="Table13.1">
          <table:table-cell table:style-name="Table13.A1" office:value-type="string">
            <text:p text:style-name="P17"><text:span text:style-name="T4">Disguise </text:span></text:p>
          </table:table-cell>
          <table:table-cell table:style-name="Table13.B1" office:value-type="string">
            <text:h text:style-name="P2" text:outline-level="3"><text:span text:style-name="T4">Disguise Check Modifier</text:span></text:h>
          </table:table-cell>
        </table:table-row>
        <table:table-row table:style-name="Table13.1">
          <table:table-cell table:style-name="Table13.A2" office:value-type="string">
            <text:p text:style-name="P14"><text:span text:style-name="T4">Minor details only </text:span></text:p>
          </table:table-cell>
          <table:table-cell table:style-name="Table13.A2" office:value-type="string">
            <text:p text:style-name="P16"><text:span text:style-name="T4">+5</text:span></text:p>
          </table:table-cell>
        </table:table-row>
        <table:table-row table:style-name="Table13.1">
          <table:table-cell table:style-name="Table13.A2" office:value-type="string">
            <text:p text:style-name="P6"><text:span text:style-name="T4">Disguised as different gender</text:span><text:span text:style-name="T9">1</text:span><text:span text:style-name="T5"> </text:span></text:p>
          </table:table-cell>
          <table:table-cell table:style-name="Table13.A2" office:value-type="string">
            <text:p text:style-name="P15"><text:span text:style-name="T4">–2</text:span></text:p>
          </table:table-cell>
        </table:table-row>
        <table:table-row table:style-name="Table13.1">
          <table:table-cell table:style-name="Table13.A2" office:value-type="string">
            <text:p text:style-name="P6"><text:span text:style-name="T4">Disguised as different race</text:span><text:span text:style-name="T9">1</text:span><text:span text:style-name="T5"> </text:span></text:p>
          </table:table-cell>
          <table:table-cell table:style-name="Table13.A2" office:value-type="string">
            <text:p text:style-name="P15"><text:span text:style-name="T4">–2</text:span></text:p>
          </table:table-cell>
        </table:table-row>
        <table:table-row table:style-name="Table13.1">
          <table:table-cell table:style-name="Table13.A2" office:value-type="string">
            <text:p text:style-name="P6"><text:span text:style-name="T4">Disguised as different age category</text:span><text:span text:style-name="T9">1</text:span></text:p>
          </table:table-cell>
          <table:table-cell table:style-name="Table13.A2" office:value-type="string">
            <text:p text:style-name="P15"><text:span text:style-name="T4">–2</text:span><text:span text:style-name="T9">2</text:span></text:p>
          </table:table-cell>
        </table:table-row>
        <table:table-row table:style-name="Table13.6">
          <table:table-cell table:style-name="Table13.A2" table:number-columns-spanned="2" office:value-type="string">
            <text:p text:style-name="P4"><text:span text:style-name="T8">1</text:span><text:span text:style-name="T4">These modifiers are cumulative; use any that apply.</text:span></text:p>
          </table:table-cell>
          <table:covered-table-cell/>
        </table:table-row>
        <table:table-row table:style-name="Table13.6">
          <table:table-cell table:style-name="Table13.A7" table:number-columns-spanned="2" office:value-type="string">
            <text:p text:style-name="P14"><text:span text:style-name="T8">2</text:span><text:span text:style-name="T4">Per step of difference between your actual age category and your disguised age category. The steps are: young (younger than adulthood), adulthood, middle age, old, and venerable.</text:span></text:p>
          </table:table-cell>
          <table:covered-table-cell/>
        </table:table-row>
      </table:table>
      <text:p text:style-name="P8"/>
      <text:p text:style-name="P6"><text:span text:style-name="T4">If you are impersonating a particular individual, those who know what that person looks like get a bonus on their Spot checks according to the table below. Furthermore, they are automatically considered to be suspicious of you, so opposed checks are always called for.</text:span></text:p>
      <text:p text:style-name="P10"/>
      <table:table table:name="Table14" table:style-name="Table14">
        <table:table-column table:style-name="Table14.A"/>
        <table:table-column table:style-name="Table14.B"/>
        <table:table-row table:style-name="Table14.1">
          <table:table-cell table:style-name="Table14.A1" office:value-type="string">
            <text:h text:style-name="P25" text:outline-level="5"><text:span text:style-name="T1">Familiarity </text:span></text:h>
          </table:table-cell>
          <table:table-cell table:style-name="Table14.B1" office:value-type="string">
            <text:h text:style-name="P25" text:outline-level="5"><text:span text:style-name="T7">Viewer’s Spot Check Bonus</text:span></text:h>
          </table:table-cell>
        </table:table-row>
        <table:table-row table:style-name="Table14.1">
          <table:table-cell table:style-name="Table14.A2" office:value-type="string">
            <text:p text:style-name="P14"><text:span text:style-name="T4">Recognizes on sight </text:span></text:p>
          </table:table-cell>
          <table:table-cell table:style-name="Table14.A2" office:value-type="string">
            <text:p text:style-name="P16"><text:span text:style-name="T4">+4</text:span></text:p>
          </table:table-cell>
        </table:table-row>
        <table:table-row table:style-name="Table14.1">
          <table:table-cell table:style-name="Table14.A2" office:value-type="string">
            <text:p text:style-name="P6"><text:span text:style-name="T4">Friends or associates </text:span></text:p>
          </table:table-cell>
          <table:table-cell table:style-name="Table14.A2" office:value-type="string">
            <text:p text:style-name="P15"><text:span text:style-name="T4">+6</text:span></text:p>
          </table:table-cell>
        </table:table-row>
        <table:table-row table:style-name="Table14.1">
          <table:table-cell table:style-name="Table14.A2" office:value-type="string">
            <text:p text:style-name="P6"><text:span text:style-name="T4">Close friends </text:span></text:p>
          </table:table-cell>
          <table:table-cell table:style-name="Table14.A2" office:value-type="string">
            <text:p text:style-name="P15"><text:span text:style-name="T4">+8</text:span></text:p>
          </table:table-cell>
        </table:table-row>
        <table:table-row table:style-name="Table14.1">
          <table:table-cell table:style-name="Table14.A5" office:value-type="string">
            <text:p text:style-name="P14"><text:span text:style-name="T4">Intimate </text:span></text:p>
          </table:table-cell>
          <table:table-cell table:style-name="Table14.A5" office:value-type="string">
            <text:p text:style-name="P16"><text:span text:style-name="T4">+10</text:span></text:p>
          </table:table-cell>
        </table:table-row>
      </table:table>
      <text:p text:style-name="P8"/>
      <text:p text:style-name="P6"><text:span text:style-name="T4">Usually, an individual makes a Spot check to see through your disguise immediately upon meeting you and each hour thereafter. If you casually meet many different creatures, each for a short time, check once per day or hour, using an average Spot modifier for the group. </text:span></text:p>
      <text:p text:style-name="P6"><text:span text:style-name="T5">Action:</text:span><text:span text:style-name="T4"> Creating a disguise requires 1d3×10 minutes of work.</text:span></text:p>
      <text:p text:style-name="P6"><text:span text:style-name="T5">Try Again:</text:span><text:span text:style-name="T4"> Yes. You may try to redo a failed disguise, but once others know that a disguise was attempted, they’ll be more suspicious.</text:span></text:p>
      <text:p text:style-name="P6"><text:soft-page-break/><text:span text:style-name="T5">Special:</text:span><text:span text:style-name="T4"> Magic that alters your form, such as </text:span><text:span text:style-name="T6">alter self, disguise self, polymorph</text:span><text:span text:style-name="T4">, or </text:span><text:span text:style-name="T6">shapechange, </text:span><text:span text:style-name="T4">grants you a +10 bonus on Disguise checks (see the individual spell descriptions). You must succeed on a Disguise check with a +10 bonus to duplicate the appearance of a specific individual using the </text:span><text:span text:style-name="T6">veil </text:span><text:span text:style-name="T4">spell. Divination magic that allows people to see through illusions (such as </text:span><text:span text:style-name="T6">true seeing</text:span><text:span text:style-name="T4">) does not penetrate a mundane disguise, but it can negate the magical component of a magically enhanced one.</text:span></text:p>
      <text:p text:style-name="P6"><text:span text:style-name="T4">You must make a Disguise check when you cast a </text:span><text:span text:style-name="T6">simulacrum </text:span><text:span text:style-name="T4">spell to determine how good the likeness is.</text:span></text:p>
      <text:p text:style-name="P6"><text:span text:style-name="T4">If you have the Deceitful feat, you get a +2 bonus on Disguise checks.</text:span></text:p>
      <text:p text:style-name="P6"><text:span text:style-name="T5">Synergy:</text:span><text:span text:style-name="T4"> If you have 5 or more ranks in Bluff, you get a +2 bonus on Disguise checks when you know that you’re being observed and you try to act in character.</text:span></text:p>
      <text:p text:style-name="P8"/>
      <text:p text:style-name="P6"><text:span text:style-name="T7">ESCAPE ARTIST </text:span><text:span text:style-name="T4">(DEX; ARMOR CHECK PENALTY)</text:span></text:p>
      <text:p text:style-name="P6"><text:span text:style-name="T5">Check:</text:span><text:span text:style-name="T4"> The table below gives the DCs to escape various forms of restraints.</text:span></text:p>
      <text:p text:style-name="P6"><text:span text:style-name="T6">Ropes: </text:span><text:span text:style-name="T4">Your Escape Artist check is opposed by the binder’s Use Rope check. Since it’s easier to tie someone up than to escape from being tied up, the binder gets a +10 bonus on his or her check.</text:span></text:p>
      <text:p text:style-name="P6"><text:span text:style-name="T6">Manacles and Masterwork Manacles: </text:span><text:span text:style-name="T4">The DC for manacles is set by their construction.</text:span></text:p>
      <text:p text:style-name="P6"><text:span text:style-name="T6">Tight Space: </text:span><text:span text:style-name="T4">The DC noted on the table is for getting through a space where your head fits but your shoulders don’t. If the space is long you may need to make multiple checks. You can’t get through a space that your head does not fit through.</text:span></text:p>
      <text:p text:style-name="P6"><text:span text:style-name="T6">Grappler: </text:span><text:span text:style-name="T4">You can make an Escape Artist check opposed by your enemy’s grapple check to get out of a grapple or out of a pinned condition (so that you’re only grappling).</text:span></text:p>
      <text:p text:style-name="P10"/>
      <table:table table:name="Table15" table:style-name="Table15">
        <table:table-column table:style-name="Table15.A"/>
        <table:table-column table:style-name="Table15.B"/>
        <table:table-row table:style-name="Table15.1">
          <table:table-cell table:style-name="Table15.A1" office:value-type="string">
            <text:p text:style-name="P17"><text:span text:style-name="T7">Restraint </text:span></text:p>
          </table:table-cell>
          <table:table-cell table:style-name="Table15.A1" office:value-type="string">
            <text:h text:style-name="P21" text:outline-level="6"><text:span text:style-name="T1">Escape Artist DC</text:span></text:h>
          </table:table-cell>
        </table:table-row>
        <table:table-row table:style-name="Table15.1">
          <table:table-cell table:style-name="Table15.A2" office:value-type="string">
            <text:p text:style-name="P14"><text:span text:style-name="T4">Ropes Binder’s </text:span></text:p>
          </table:table-cell>
          <table:table-cell table:style-name="Table15.A2" office:value-type="string">
            <text:p text:style-name="P16"><text:span text:style-name="T4">Use Rope check at +10</text:span></text:p>
          </table:table-cell>
        </table:table-row>
        <table:table-row table:style-name="Table15.1">
          <table:table-cell table:style-name="Table15.A2" office:value-type="string">
            <text:p text:style-name="P6"><text:span text:style-name="T4">Net, </text:span><text:span text:style-name="T6">animate rope </text:span><text:span text:style-name="T4">spell, </text:span><text:span text:style-name="T6">command plants </text:span><text:span text:style-name="T4">spell, </text:span><text:span text:style-name="T6">control plants </text:span><text:span text:style-name="T4">spell, or </text:span><text:span text:style-name="T6">entangle </text:span><text:span text:style-name="T4">spell</text:span></text:p>
          </table:table-cell>
          <table:table-cell table:style-name="Table15.A2" office:value-type="string">
            <text:p text:style-name="P15"><text:span text:style-name="T4">20</text:span></text:p>
          </table:table-cell>
        </table:table-row>
        <table:table-row table:style-name="Table15.1">
          <table:table-cell table:style-name="Table15.A2" office:value-type="string">
            <text:p text:style-name="P6"><text:span text:style-name="T4">Snare spell </text:span></text:p>
          </table:table-cell>
          <table:table-cell table:style-name="Table15.A2" office:value-type="string">
            <text:p text:style-name="P15"><text:span text:style-name="T4">23</text:span></text:p>
          </table:table-cell>
        </table:table-row>
        <table:table-row table:style-name="Table15.1">
          <table:table-cell table:style-name="Table15.A2" office:value-type="string">
            <text:p text:style-name="P6"><text:span text:style-name="T4">Manacles </text:span></text:p>
          </table:table-cell>
          <table:table-cell table:style-name="Table15.A2" office:value-type="string">
            <text:p text:style-name="P15"><text:span text:style-name="T4">30</text:span></text:p>
          </table:table-cell>
        </table:table-row>
        <table:table-row table:style-name="Table15.1">
          <table:table-cell table:style-name="Table15.A2" office:value-type="string">
            <text:p text:style-name="P6"><text:span text:style-name="T4">Tight space </text:span></text:p>
          </table:table-cell>
          <table:table-cell table:style-name="Table15.A2" office:value-type="string">
            <text:p text:style-name="P15"><text:span text:style-name="T4">30</text:span></text:p>
          </table:table-cell>
        </table:table-row>
        <table:table-row table:style-name="Table15.1">
          <table:table-cell table:style-name="Table15.A2" office:value-type="string">
            <text:p text:style-name="P6"><text:span text:style-name="T4">Masterwork manacles </text:span></text:p>
          </table:table-cell>
          <table:table-cell table:style-name="Table15.A2" office:value-type="string">
            <text:p text:style-name="P15"><text:span text:style-name="T4">35</text:span></text:p>
          </table:table-cell>
        </table:table-row>
        <table:table-row table:style-name="Table15.1">
          <table:table-cell table:style-name="Table15.A8" office:value-type="string">
            <text:p text:style-name="P14"><text:span text:style-name="T4">Grappler </text:span></text:p>
          </table:table-cell>
          <table:table-cell table:style-name="Table15.A8" office:value-type="string">
            <text:p text:style-name="P16"><text:span text:style-name="T4">Grappler’s grapple check result</text:span></text:p>
          </table:table-cell>
        </table:table-row>
      </table:table>
      <text:p text:style-name="P10"/>
      <text:p text:style-name="P6"><text:span text:style-name="T5">Action:</text:span><text:span text:style-name="T4"> Making an Escape Artist check to escape from rope bindings, manacles, or other restraints (except a grappler) requires 1 minute of work. Escaping from a net or an </text:span><text:span text:style-name="T6">animate rope, command plants, control plants, </text:span><text:span text:style-name="T4">or </text:span><text:span text:style-name="T6">entangle </text:span><text:span text:style-name="T4">spell is a full-round action. Escaping from a grapple or pin is a standard action. Squeezing through a tight space takes at least 1 minute, maybe longer, depending on how long the space is.</text:span></text:p>
      <text:p text:style-name="P6"><text:span text:style-name="T5">Try Again:</text:span><text:span text:style-name="T4"> Varies. You can make another check after a failed check if you’re squeezing your way through a tight space, making multiple checks. If the situation permits, you can make additional checks, or even take 20, as long as you’re not being actively opposed.</text:span></text:p>
      <text:p text:style-name="P6"><text:span text:style-name="T5">Special:</text:span><text:span text:style-name="T4"> If you have the Agile feat, you get a +2 bonus on Escape Artist checks.</text:span></text:p>
      <text:p text:style-name="P6"><text:soft-page-break/><text:span text:style-name="T5">Synergy:</text:span><text:span text:style-name="T4"> If you have 5 or more ranks in Escape Artist, you get a +2 bonus on Use Rope checks to bind someone.</text:span></text:p>
      <text:p text:style-name="P6"><text:span text:style-name="T4">If you have 5 or more ranks in Use Rope, you get a +2 bonus on Escape Artist checks when escaping from rope bonds.</text:span></text:p>
      <text:p text:style-name="P8"/>
      <text:p text:style-name="P6"><text:span text:style-name="T7">FORGERY </text:span><text:span text:style-name="T4">(INT)</text:span></text:p>
      <text:p text:style-name="P6"><text:span text:style-name="T5">Check:</text:span><text:span text:style-name="T4"> Forgery requires writing materials appropriate to the document being forged, enough light or sufficient visual acuity to see the details of what you’re writing, wax for seals (if appropriate), and some time. To forge a document on which the handwriting is not specific to a person (military orders, a government decree, a business ledger, or the like), you need only to have seen a similar document before, and you gain a +8 bonus on your check. To forge a signature, you need an autograph of that person to copy, and you gain a +4 bonus on the check. To forge a longer document written in the hand of some particular person, a large sample of that person’s handwriting is needed.</text:span></text:p>
      <text:p text:style-name="P6"><text:span text:style-name="T4">The Forgery check is made secretly, so that you’re not sure how good your forgery is. As with Disguise, you don’t even need to make a check until someone examines the work. Your Forgery check is opposed by the Forgery check of the person who examines the document to check its authenticity. The examiner gains modifiers on his or her check if any of the conditions on the table below exist.</text:span></text:p>
      <text:p text:style-name="P10"/>
      <table:table table:name="Table16" table:style-name="Table16">
        <table:table-column table:style-name="Table16.A"/>
        <table:table-column table:style-name="Table16.B"/>
        <table:table-row table:style-name="Table16.1">
          <table:table-cell table:style-name="Table16.A1" office:value-type="string">
            <text:p text:style-name="P14"><text:span text:style-name="T5">Condition </text:span></text:p>
          </table:table-cell>
          <table:table-cell table:style-name="Table16.B1" office:value-type="string">
            <text:p text:style-name="P16"><text:span text:style-name="T5">Reader’s Forgery Check Modifier</text:span></text:p>
          </table:table-cell>
        </table:table-row>
        <table:table-row table:style-name="Table16.1">
          <table:table-cell table:style-name="Table16.A2" office:value-type="string">
            <text:p text:style-name="P14"><text:span text:style-name="T4">Type of document unknown to reader </text:span></text:p>
          </table:table-cell>
          <table:table-cell table:style-name="Table16.A2" office:value-type="string">
            <text:p text:style-name="P16"><text:span text:style-name="T4">–2</text:span></text:p>
          </table:table-cell>
        </table:table-row>
        <table:table-row table:style-name="Table16.1">
          <table:table-cell table:style-name="Table16.A2" office:value-type="string">
            <text:p text:style-name="P6"><text:span text:style-name="T4">Type of document somewhat known to reader </text:span></text:p>
          </table:table-cell>
          <table:table-cell table:style-name="Table16.A2" office:value-type="string">
            <text:p text:style-name="P15"><text:span text:style-name="T4">+0</text:span></text:p>
          </table:table-cell>
        </table:table-row>
        <table:table-row table:style-name="Table16.1">
          <table:table-cell table:style-name="Table16.A2" office:value-type="string">
            <text:p text:style-name="P6"><text:span text:style-name="T4">Type of document well known to reader </text:span></text:p>
          </table:table-cell>
          <table:table-cell table:style-name="Table16.A2" office:value-type="string">
            <text:p text:style-name="P15"><text:span text:style-name="T4">+2</text:span></text:p>
          </table:table-cell>
        </table:table-row>
        <table:table-row table:style-name="Table16.1">
          <table:table-cell table:style-name="Table16.A2" office:value-type="string">
            <text:p text:style-name="P6"><text:span text:style-name="T4">Handwriting not known to reader </text:span></text:p>
          </table:table-cell>
          <table:table-cell table:style-name="Table16.A2" office:value-type="string">
            <text:p text:style-name="P15"><text:span text:style-name="T4">–2</text:span></text:p>
          </table:table-cell>
        </table:table-row>
        <table:table-row table:style-name="Table16.1">
          <table:table-cell table:style-name="Table16.A2" office:value-type="string">
            <text:p text:style-name="P6"><text:span text:style-name="T4">Handwriting somewhat known to reader </text:span></text:p>
          </table:table-cell>
          <table:table-cell table:style-name="Table16.A2" office:value-type="string">
            <text:p text:style-name="P15"><text:span text:style-name="T4">+0</text:span></text:p>
          </table:table-cell>
        </table:table-row>
        <table:table-row table:style-name="Table16.1">
          <table:table-cell table:style-name="Table16.A2" office:value-type="string">
            <text:p text:style-name="P6"><text:span text:style-name="T4">Handwriting intimately known to reader </text:span></text:p>
          </table:table-cell>
          <table:table-cell table:style-name="Table16.A2" office:value-type="string">
            <text:p text:style-name="P15"><text:span text:style-name="T4">+2</text:span></text:p>
          </table:table-cell>
        </table:table-row>
        <table:table-row table:style-name="Table16.1">
          <table:table-cell table:style-name="Table16.A8" office:value-type="string">
            <text:p text:style-name="P14"><text:span text:style-name="T4">Reader only casually reviews the document </text:span></text:p>
          </table:table-cell>
          <table:table-cell table:style-name="Table16.A8" office:value-type="string">
            <text:p text:style-name="P16"><text:span text:style-name="T4">–2</text:span></text:p>
          </table:table-cell>
        </table:table-row>
      </table:table>
      <text:p text:style-name="P8"/>
      <text:p text:style-name="P6"><text:span text:style-name="T4">A document that contradicts procedure, orders, or previous knowledge, or one that requires sacrifice on the part of the person checking the document can increase that character’s suspicion (and thus create favorable circumstances for the checker’s opposing Forgery check).</text:span></text:p>
      <text:p text:style-name="P6"><text:span text:style-name="T5">Action:</text:span><text:span text:style-name="T4"> Forging a very short and simple document takes about 1 minute. A longer or more complex document takes 1d4 minutes per page.</text:span></text:p>
      <text:p text:style-name="P6"><text:span text:style-name="T5">Try Again:</text:span><text:span text:style-name="T4"> Usually, no. A retry is never possible after a particular reader detects a particular forgery. But the document created by the forger might still fool someone else. The result of a Forgery check for a particular document must be used for every instance of a different reader examining the document. No reader can attempt to detect a particular forgery more than once; if that one opposed check goes in favor of the forger, then the reader can’t try using his own skill again, even if he’s suspicious about the document.</text:span></text:p>
      <text:p text:style-name="P6"><text:span text:style-name="T5">Special:</text:span><text:span text:style-name="T4"> If you have the Deceitful feat, you get a +2 bonus on Forgery checks.</text:span></text:p>
      <text:p text:style-name="P6"><text:span text:style-name="T5">Restriction:</text:span><text:span text:style-name="T4"> Forgery is language-dependent; thus, to forge documents and detect forgeries, you must be able to read and write the language in question. A barbarian can’t learn the Forgery skill unless he has learned to read and write.</text:span></text:p>
      <text:p text:style-name="P8"/>
      <text:p text:style-name="P6"><text:span text:style-name="T7">GATHER INFORMATION </text:span><text:span text:style-name="T4">(CHA)</text:span></text:p>
      <text:p text:style-name="P6"><text:span text:style-name="T5">Check:</text:span><text:span text:style-name="T4"> An evening’s time, a few gold pieces for buying drinks and making friends, and a DC 10 Gather Information check get you a general idea of a city’s major news items, assuming there are no obvious reasons why the information would be withheld. The higher your check result, the better the information.</text:span></text:p>
      <text:p text:style-name="P6"><text:soft-page-break/><text:span text:style-name="T4">If you want to find out about a specific rumor, or a specific item, or obtain a map, or do something else along those lines, the DC for the check is 15 to 25, or even higher.</text:span></text:p>
      <text:p text:style-name="P6"><text:span text:style-name="T5">Action:</text:span><text:span text:style-name="T4"> A typical Gather Information check takes 1d4+1 hours.</text:span></text:p>
      <text:p text:style-name="P6"><text:span text:style-name="T5">Try Again:</text:span><text:span text:style-name="T4"> Yes, but it takes time for each check. Furthermore, you may draw attention to yourself if you repeatedly pursue a certain type of information.</text:span></text:p>
      <text:p text:style-name="P6"><text:span text:style-name="T5">Special:</text:span><text:span text:style-name="T4"> A half-elf has a +2 racial bonus on Gather Information checks.</text:span></text:p>
      <text:p text:style-name="P6"><text:span text:style-name="T4">If you have the Investigator feat, you get a +2 bonus on Gather Information checks.</text:span></text:p>
      <text:p text:style-name="P6"><text:span text:style-name="T5">Synergy:</text:span><text:span text:style-name="T4"> If you have 5 or more ranks in Knowledge (local), you get a +2 bonus on Gather Information checks.</text:span></text:p>
      <text:p text:style-name="P8"/>
      <text:p text:style-name="P6"><text:span text:style-name="T7">HANDLE ANIMAL </text:span><text:span text:style-name="T4">(CHA; TRAINED ONLY)</text:span></text:p>
      <text:p text:style-name="P6"><text:span text:style-name="T5">Check:</text:span><text:span text:style-name="T4"> The DC depends on what you are trying to do.</text:span></text:p>
      <text:p text:style-name="P10"/>
      <table:table table:name="Table17" table:style-name="Table17">
        <table:table-column table:style-name="Table17.A"/>
        <table:table-column table:style-name="Table17.B"/>
        <table:table-row table:style-name="Table17.1">
          <table:table-cell table:style-name="Table17.A1" office:value-type="string">
            <text:h text:style-name="P18" text:outline-level="2"><text:span text:style-name="T4">Task </text:span></text:h>
          </table:table-cell>
          <table:table-cell table:style-name="Table17.A1" office:value-type="string">
            <text:h text:style-name="P18" text:outline-level="2"><text:span text:style-name="T4">Handle Animal DC</text:span></text:h>
          </table:table-cell>
        </table:table-row>
        <table:table-row table:style-name="Table17.1">
          <table:table-cell table:style-name="Table17.A2" office:value-type="string">
            <text:p text:style-name="P14"><text:span text:style-name="T4">Handle an animal </text:span></text:p>
          </table:table-cell>
          <table:table-cell table:style-name="Table17.A2" office:value-type="string">
            <text:p text:style-name="P14"><text:span text:style-name="T4">10</text:span></text:p>
          </table:table-cell>
        </table:table-row>
        <table:table-row table:style-name="Table17.1">
          <table:table-cell table:style-name="Table17.A2" office:value-type="string">
            <text:p text:style-name="P6"><text:span text:style-name="T4">“Push” an animal </text:span></text:p>
          </table:table-cell>
          <table:table-cell table:style-name="Table17.A2" office:value-type="string">
            <text:p text:style-name="P6"><text:span text:style-name="T4">25</text:span></text:p>
          </table:table-cell>
        </table:table-row>
        <table:table-row table:style-name="Table17.1">
          <table:table-cell table:style-name="Table17.A2" office:value-type="string">
            <text:p text:style-name="P6"><text:span text:style-name="T4">Teach an animal a trick </text:span></text:p>
          </table:table-cell>
          <table:table-cell table:style-name="Table17.A2" office:value-type="string">
            <text:p text:style-name="P6"><text:span text:style-name="T4">15 or 20</text:span><text:span text:style-name="T9">1</text:span></text:p>
          </table:table-cell>
        </table:table-row>
        <table:table-row table:style-name="Table17.1">
          <table:table-cell table:style-name="Table17.A2" office:value-type="string">
            <text:p text:style-name="P6"><text:span text:style-name="T4">Train an animal for a general purpose </text:span></text:p>
          </table:table-cell>
          <table:table-cell table:style-name="Table17.A2" office:value-type="string">
            <text:p text:style-name="P6"><text:span text:style-name="T4">15 or 20</text:span><text:span text:style-name="T9">1</text:span></text:p>
          </table:table-cell>
        </table:table-row>
        <table:table-row table:style-name="Table17.1">
          <table:table-cell table:style-name="Table17.A2" office:value-type="string">
            <text:p text:style-name="P6"><text:span text:style-name="T4">Rear a wild animal </text:span></text:p>
          </table:table-cell>
          <table:table-cell table:style-name="Table17.A2" office:value-type="string">
            <text:p text:style-name="P6"><text:span text:style-name="T4">15 + HD of animal</text:span></text:p>
          </table:table-cell>
        </table:table-row>
        <table:table-row table:style-name="Table17.1">
          <table:table-cell table:style-name="Table17.A7" table:number-columns-spanned="2" office:value-type="string">
            <text:p text:style-name="P14"><text:span text:style-name="T8">1</text:span><text:span text:style-name="T4">See the specific trick or purpose below.</text:span></text:p>
          </table:table-cell>
          <table:covered-table-cell/>
        </table:table-row>
      </table:table>
      <text:p text:style-name="P10"/>
      <table:table table:name="Table18" table:style-name="Table18">
        <table:table-column table:style-name="Table18.A"/>
        <table:table-column table:style-name="Table18.B"/>
        <table:table-column table:style-name="Table18.A"/>
        <table:table-column table:style-name="Table18.D"/>
        <table:table-row table:style-name="Table18.1">
          <table:table-cell table:style-name="Table18.A1" office:value-type="string">
            <text:p text:style-name="P14"><text:span text:style-name="T5">General Purpose </text:span></text:p>
          </table:table-cell>
          <table:table-cell table:style-name="Table18.A1" office:value-type="string">
            <text:p text:style-name="P14"><text:span text:style-name="T5">DC </text:span></text:p>
          </table:table-cell>
          <table:table-cell table:style-name="Table18.A1" office:value-type="string">
            <text:p text:style-name="P14"><text:span text:style-name="T5">General Purpose </text:span></text:p>
          </table:table-cell>
          <table:table-cell table:style-name="Table18.A1" office:value-type="string">
            <text:p text:style-name="P14"><text:span text:style-name="T5">DC</text:span></text:p>
          </table:table-cell>
        </table:table-row>
        <table:table-row table:style-name="Table18.1">
          <table:table-cell table:style-name="Table18.A2" office:value-type="string">
            <text:p text:style-name="P14"><text:span text:style-name="T4">Combat riding </text:span></text:p>
          </table:table-cell>
          <table:table-cell table:style-name="Table18.A2" office:value-type="string">
            <text:p text:style-name="P14"><text:span text:style-name="T4">20 </text:span></text:p>
          </table:table-cell>
          <table:table-cell table:style-name="Table18.A2" office:value-type="string">
            <text:p text:style-name="P14"><text:span text:style-name="T4">Hunting </text:span></text:p>
          </table:table-cell>
          <table:table-cell table:style-name="Table18.A2" office:value-type="string">
            <text:p text:style-name="P14"><text:span text:style-name="T4">20</text:span></text:p>
          </table:table-cell>
        </table:table-row>
        <table:table-row table:style-name="Table18.1">
          <table:table-cell table:style-name="Table18.A2" office:value-type="string">
            <text:p text:style-name="P6"><text:span text:style-name="T4">Fighting </text:span></text:p>
          </table:table-cell>
          <table:table-cell table:style-name="Table18.A2" office:value-type="string">
            <text:p text:style-name="P6"><text:span text:style-name="T4">20 </text:span></text:p>
          </table:table-cell>
          <table:table-cell table:style-name="Table18.A2" office:value-type="string">
            <text:p text:style-name="P6"><text:span text:style-name="T4">Performance </text:span></text:p>
          </table:table-cell>
          <table:table-cell table:style-name="Table18.A2" office:value-type="string">
            <text:p text:style-name="P6"><text:span text:style-name="T4">15</text:span></text:p>
          </table:table-cell>
        </table:table-row>
        <table:table-row table:style-name="Table18.1">
          <table:table-cell table:style-name="Table18.A2" office:value-type="string">
            <text:p text:style-name="P6"><text:span text:style-name="T4">Guarding </text:span></text:p>
          </table:table-cell>
          <table:table-cell table:style-name="Table18.A2" office:value-type="string">
            <text:p text:style-name="P6"><text:span text:style-name="T4">20 </text:span></text:p>
          </table:table-cell>
          <table:table-cell table:style-name="Table18.A2" office:value-type="string">
            <text:p text:style-name="P6"><text:span text:style-name="T4">Riding </text:span></text:p>
          </table:table-cell>
          <table:table-cell table:style-name="Table18.A2" office:value-type="string">
            <text:p text:style-name="P6"><text:span text:style-name="T4">15</text:span></text:p>
          </table:table-cell>
        </table:table-row>
        <table:table-row table:style-name="Table18.1">
          <table:table-cell table:style-name="Table18.A5" office:value-type="string">
            <text:p text:style-name="P14"><text:span text:style-name="T4">Heavy labor </text:span></text:p>
          </table:table-cell>
          <table:table-cell table:style-name="Table18.A5" office:value-type="string">
            <text:p text:style-name="P14"><text:span text:style-name="T4">15</text:span></text:p>
          </table:table-cell>
          <table:table-cell table:style-name="Table18.A5" table:number-columns-spanned="2" office:value-type="string">
            <text:p text:style-name="P9"/>
          </table:table-cell>
          <table:covered-table-cell/>
        </table:table-row>
      </table:table>
      <text:p text:style-name="P12"/>
      <text:p text:style-name="P6"><text:soft-page-break/><text:span text:style-name="T6">Handle an Animal: </text:span><text:span text:style-name="T4">This task involves commanding an animal to perform a task or trick that it knows. If the animal is wounded or has taken any nonlethal damage or ability score damage, the DC increases by 2. If your check succeeds, the animal performs the task or trick on its next action.</text:span></text:p>
      <text:p text:style-name="P6"><text:span text:style-name="T4">“</text:span><text:span text:style-name="T6">Push” an Animal: </text:span><text:span text:style-name="T4">To push an animal means to get it to perform a task or trick that it doesn’t know but is physically capable of performing. This category also covers making an animal perform a forced march or forcing it to hustle for more than 1 hour between sleep cycles. If the animal is wounded or has taken any nonlethal damage or ability score damage, the DC increases by 2. If your check succeeds, the animal performs the task or trick on its next action.</text:span></text:p>
      <text:p text:style-name="P6"><text:span text:style-name="T6">Teach an Animal a Trick: </text:span><text:span text:style-name="T4">You can teach an animal a specific trick with one week of work and a successful Handle Animal check against the indicated DC. An animal with an Intelligence score of 1 can learn a maximum of three tricks, while an animal with an Intelligence score of 2 can learn a maximum of six tricks. Possible tricks (and their associated DCs) include, but are not necessarily limited to, the following.</text:span></text:p>
      <text:p text:style-name="P6"><text:span text:style-name="T4">Attack (DC 20): The animal attacks apparent enemies. You may point to a particular creature that you wish the animal to attack, and it will comply if able. Normally, an animal will attack only humanoids, monstrous humanoids, giants, or other animals. Teaching an animal to attack all creatures (including such unnatural creatures as undead and aberrations) counts as two tricks.</text:span></text:p>
      <text:p text:style-name="P6"><text:span text:style-name="T4">Come (DC 15): The animal comes to you, even if it normally would not do so.</text:span></text:p>
      <text:p text:style-name="P6"><text:span text:style-name="T4">Defend (DC 20): The animal defends you (or is ready to defend you if no threat is present), even without any command being given. Alternatively, you can command the animal to defend a specific other character.</text:span></text:p>
      <text:p text:style-name="P6"><text:span text:style-name="T4">Down (DC 15): The animal breaks off from combat or otherwise backs down. An animal that doesn’t know this trick continues to fight until it must flee (due to injury, a fear effect, or the like) or its opponent is defeated.</text:span></text:p>
      <text:p text:style-name="P6"><text:span text:style-name="T4">Fetch (DC 15): The animal goes and gets something. If you do not point out a specific item, the animal fetches some random object.</text:span></text:p>
      <text:p text:style-name="P6"><text:span text:style-name="T4">Guard (DC 20): The animal stays in place and prevents others from approaching.</text:span></text:p>
      <text:p text:style-name="P6"><text:span text:style-name="T4">Heel (DC 15): The animal follows you closely, even to places where it normally wouldn’t go.</text:span></text:p>
      <text:p text:style-name="P6"><text:span text:style-name="T4">Perform (DC 15): The animal performs a variety of simple tricks, such as sitting up, rolling over, roaring or barking, and so on.</text:span></text:p>
      <text:p text:style-name="P6"><text:span text:style-name="T4">Seek (DC 15): The animal moves into an area and looks around for anything that is obviously alive or animate.</text:span></text:p>
      <text:p text:style-name="P6"><text:span text:style-name="T4">Stay (DC 15): The animal stays in place, waiting for you to return. It does not challenge other creatures that come by,</text:span></text:p>
      <text:p text:style-name="P6"><text:span text:style-name="T4">though it still defends itself if it needs to.</text:span></text:p>
      <text:p text:style-name="P6"><text:span text:style-name="T4">Track (DC 20): The animal tracks the scent presented to it. (This requires the animal to have the scent ability)</text:span></text:p>
      <text:p text:style-name="P6"><text:span text:style-name="T4">Work (DC 15): The animal pulls or pushes a medium or heavy load.</text:span></text:p>
      <text:p text:style-name="P12"/>
      <text:p text:style-name="P6"><text:span text:style-name="T6">Train an Animal for a Purpose: </text:span><text:span text:style-name="T4">Rather than teaching an animal individual tricks, you can simply train it for a general purpose. Essentially, an animal’s purpose represents a preselected set of known tricks that fit into a common scheme, such as guarding or heavy labor. The animal must meet all the normal prerequisites for all tricks included in the training package. If the package includes more than three tricks, the animal must have an Intelligence score of 2.</text:span></text:p>
      <text:p text:style-name="P6"><text:span text:style-name="T4">An animal can be trained for only one general purpose, though if the creature is capable of learning additional tricks (above and beyond those included in its general purpose), it may do so. Training an animal for a purpose requires fewer checks than teaching individual tricks does, but no less time. </text:span></text:p>
      <text:p text:style-name="P6"><text:span text:style-name="T4">Combat Riding (DC 20): An animal trained to bear a rider into combat knows the tricks attack, come, defend, down, guard, and heel. Training an animal for combat riding takes six weeks. You may also “upgrade” an animal trained for riding to one trained for combat riding by spending three weeks and making a successful DC 20 Handle Animal check. The new general purpose and tricks completely replace the animal’s previous purpose and any tricks it once knew. Warhorses and riding dogs are already trained to bear riders into combat, and they don’t require any additional training for this purpose.</text:span></text:p>
      <text:p text:style-name="P6"><text:span text:style-name="T4">Fighting (DC 20): An animal trained to engage in combat knows the tricks attack, down, and stay. Training an animal for fighting takes three weeks.</text:span></text:p>
      <text:p text:style-name="P6"><text:span text:style-name="T4">Guarding (DC 20): An animal trained to guard knows the tricks attack, defend, down, and guard. Training an animal for guarding takes four weeks.</text:span></text:p>
      <text:p text:style-name="P6"><text:span text:style-name="T4">Heavy Labor (DC 15): An animal trained for heavy labor knows the tricks come and work. Training an animal for heavy labor takes two weeks.</text:span></text:p>
      <text:p text:style-name="P6"><text:span text:style-name="T4">Hunting (DC 20): An animal trained for hunting knows the tricks attack, down, fetch, heel, seek, and track. Training an animal for hunting takes six weeks.</text:span></text:p>
      <text:p text:style-name="P6"><text:soft-page-break/><text:span text:style-name="T4">Performance (DC 15): An animal trained for performance knows the tricks come, fetch, heel, perform, and stay. Training an animal for performance takes five weeks.</text:span></text:p>
      <text:p text:style-name="P6"><text:span text:style-name="T4">Riding (DC 15): An animal trained to bear a rider knows the tricks come, heel, and stay. Training an animal for riding takes three weeks.</text:span></text:p>
      <text:p text:style-name="P12"/>
      <text:p text:style-name="P6"><text:span text:style-name="T6">Rear a Wild Animal: </text:span><text:span text:style-name="T4">To rear an animal means to raise a wild creature from infancy so that it becomes domesticated. A handler can rear as many as three creatures of the same kind at once.</text:span></text:p>
      <text:p text:style-name="P6"><text:span text:style-name="T4">A successfully domesticated animal can be taught tricks at the same time it’s being raised, or it can be taught as a domesticated animal later.</text:span></text:p>
      <text:p text:style-name="P6"><text:span text:style-name="T5">Action:</text:span><text:span text:style-name="T4"> Varies. Handling an animal is a move action, while pushing an animal is a full-round action. (A druid or ranger can handle her animal companion as a free action or push it as a move action.) For tasks with specific time frames noted above, you must spend half this time (at the rate of 3 hours per day per animal being handled) working toward completion of the task before you attempt the Handle Animal check. If the check fails, your attempt to teach, rear, or train the animal fails and you need not complete the teaching, rearing, or training time. If the check succeeds, you must invest the remainder of the time to complete the teaching, rearing, or training. If the time is interrupted or the task is not followed through to completion, the attempt to teach, rear, or train the animal automatically fails.</text:span></text:p>
      <text:p text:style-name="P6"><text:span text:style-name="T5">Try Again:</text:span><text:span text:style-name="T4"> Yes, except for rearing an animal.</text:span></text:p>
      <text:p text:style-name="P6"><text:span text:style-name="T5">Special:</text:span><text:span text:style-name="T4"> You can use this skill on a creature with an Intelligence score of 1 or 2 that is not an animal, but the DC of any such check increases by 5. Such creatures have the same limit on tricks known as animals do.</text:span></text:p>
      <text:p text:style-name="P6"><text:span text:style-name="T4">A druid or ranger gains a +4 circumstance bonus on Handle Animal checks involving her animal companion.</text:span></text:p>
      <text:p text:style-name="P6"><text:span text:style-name="T4">In addition, a druid’s or ranger’s animal companion knows one or more bonus tricks, which don’t count against the normal limit on tricks known and don’t require any training time or Handle Animal checks to teach.</text:span></text:p>
      <text:p text:style-name="P6"><text:span text:style-name="T4">If you have the Animal Affinity feat, you get a +2 bonus on Handle Animal checks.</text:span></text:p>
      <text:p text:style-name="P6"><text:span text:style-name="T5">Synergy:</text:span><text:span text:style-name="T4"> If you have 5 or more ranks in Handle Animal, you get a +2 bonus on Ride checks and wild empathy checks.</text:span></text:p>
      <text:p text:style-name="P6"><text:span text:style-name="T5">Untrained:</text:span><text:span text:style-name="T4"> If you have no ranks in Handle Animal, you can use a Charisma check to handle and push domestic animals, but you can’t teach, rear, or train animals. A druid or ranger with no ranks in Handle Animal can use a Charisma check to handle and push her animal companion, but she can’t teach, rear, or train other nondomestic animal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color="#000000"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text-align="start" style:justify-single-word="false" fo:orphans="0" fo:widows="0" fo:keep-with-next="always" style:vertical-align="auto"/>
      <style:text-properties fo:color="#000000" fo:font-size="8pt" fo:language="en" fo:country="US" fo:font-weight="bold" style:font-size-asian="8pt" style:language-asian="en" style:country-asian="US" style:font-weight-asian="bold"/>
    </style:style>
    <style:style style:name="Heading_20_2" style:display-name="Heading 2" style:family="paragraph" style:parent-style-name="Standard" style:default-outline-level="" style:class="text">
      <style:paragraph-properties fo:text-align="start" style:justify-single-word="false" fo:orphans="0" fo:widows="0" fo:keep-with-next="always" style:vertical-align="auto"/>
      <style:text-properties fo:color="#000000"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center" style:justify-single-word="false" fo:orphans="0" fo:widows="0" fo:keep-with-next="always" style:vertical-align="auto"/>
      <style:text-properties fo:color="#000000" fo:font-size="9pt" fo:language="en" fo:country="US" fo:font-weight="bold" style:font-size-asian="9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start" style:justify-single-word="false" fo:orphans="0" fo:widows="0" fo:keep-with-next="always" style:vertical-align="auto"/>
      <style:text-properties fo:font-size="12pt" fo:language="en" fo:country="US" fo:font-weight="bold" style:font-size-asian="12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6" style:display-name="Heading 6" style:family="paragraph" style:parent-style-name="Standard" style:default-outline-level="6" style:list-style-name="" style:class="text">
      <style:paragraph-properties fo:text-align="center"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font-size="10pt" fo:language="en" fo:country="US" style:font-size-asian="10pt" style:language-asian="en" style:country-asian="US"/>
    </style:style>
    <style:style style:name="Body_20_Text_20_3" style:display-name="Body Text 3" style:family="paragraph" style:parent-style-name="Standard" style:default-outline-level="">
      <style:paragraph-properties fo:text-align="start" style:justify-single-word="false" fo:orphans="0" fo:widows="0" style:vertical-align="auto"/>
      <style:text-properties fo:font-size="9pt" fo:language="en" fo:country="US" style:font-size-asian="9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dda the rogue can walk quietly up to a door, put her ear to it, and</dc:title>
    <meta:initial-creator>AKSmith</meta:initial-creator>
    <meta:creation-date>2003-04-24T10:52:00</meta:creation-date>
    <dc:date>2003-10-24T11:40:00</dc:date>
    <meta:print-date>2003-04-24T12:04:00</meta:print-date>
    <meta:editing-cycles>198</meta:editing-cycles>
    <meta:editing-duration>PT6M54S</meta:editing-duration>
    <meta:document-statistic meta:table-count="18" meta:image-count="0" meta:object-count="0" meta:page-count="22" meta:paragraph-count="640" meta:word-count="11095" meta:character-count="62746" meta:non-whitespace-character-count="52116"/>
    <meta:generator>LibreOffice/6.1.5.2$Linux_X86_64 LibreOffice_project/10$Build-2</meta:generator>
    <meta:user-defined meta:name="Company">Wizards of the Coast</meta:user-defined>
    <meta:user-defined meta:name="Operator">asmith</meta:user-defined>
  </office:meta>
</office:document-meta>
</file>